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6.86pt"/>
    </style:style>
    <style:style style:name="co2" style:family="table-column">
      <style:table-column-properties fo:break-before="auto" style:column-width="305.6pt"/>
    </style:style>
    <style:style style:name="co3" style:family="table-column">
      <style:table-column-properties fo:break-before="auto" style:column-width="182.24pt"/>
    </style:style>
    <style:style style:name="co4" style:family="table-column">
      <style:table-column-properties fo:break-before="auto" style:column-width="54.1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18.76pt"/>
    </style:style>
    <style:style style:name="co7" style:family="table-column">
      <style:table-column-properties fo:break-before="auto" style:column-width="159.99pt"/>
    </style:style>
    <style:style style:name="co8" style:family="table-column">
      <style:table-column-properties fo:break-before="auto" style:column-width="190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order="none"/>
    </style:style>
    <style:style style:name="ce15" style:family="table-cell" style:parent-style-name="Default" style:data-style-name="N122">
      <style:map style:condition="cell-content()&gt;=1.4" style:apply-style-name="Good_20_-_20_Framerate" style:base-cell-address="VirtualDesktop.A22"/>
      <style:map style:condition="cell-content()&gt;=1.2" style:apply-style-name="Warn_20_-_20_Framerate" style:base-cell-address="VirtualDesktop.A22"/>
      <style:map style:condition="cell-content()&lt;1.2" style:apply-style-name="Bad_20_-_20_Framerate" style:base-cell-address="VirtualDesktop.A22"/>
    </style:style>
    <style:style style:name="ce19" style:family="table-cell" style:parent-style-name="Default">
      <style:map style:condition="cell-content()&lt;=0.8" style:apply-style-name="Good_20_-_20_Framerate" style:base-cell-address="VirtualDesktop.A23"/>
      <style:map style:condition="cell-content-is-between(0.8,1)" style:apply-style-name="Warn_20_-_20_Framerate" style:base-cell-address="VirtualDesktop.A23"/>
      <style:map style:condition="cell-content()&gt;=1" style:apply-style-name="Bad_20_-_20_Framerate" style:base-cell-address="VirtualDesktop.A23"/>
    </style:style>
    <style:style style:name="ce21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VirtualDesktop.A23"/>
      <style:map style:condition="cell-content-is-between(0.8,1)" style:apply-style-name="Warn_20_-_20_Framerate" style:base-cell-address="VirtualDesktop.A23"/>
      <style:map style:condition="cell-content()&gt;=1" style:apply-style-name="Bad_20_-_20_Framerate" style:base-cell-address="VirtualDesktop.A23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50" style:family="table-cell" style:parent-style-name="Default">
      <style:text-properties fo:font-style="italic" style:font-style-asian="italic" style:font-style-complex="italic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7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</style:style>
    <style:style style:name="ce23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</style:style>
    <style:style style:name="ce29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46" style:family="table-cell" style:parent-style-name="Default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33" style:family="table-cell" style:parent-style-name="Default" style:data-style-name="N2">
      <style:table-cell-properties fo:border-bottom="none" fo:background-color="#cccccc" fo:border-left="none" fo:border-right="0.74pt solid #000000" fo:border-top="none"/>
    </style:style>
    <style:style style:name="ce47" style:family="table-cell" style:parent-style-name="Default">
      <style:table-cell-properties style:text-align-source="fix" style:repeat-content="false" fo:border="2.01pt solid #b218b2"/>
      <style:paragraph-properties fo:text-align="center" fo:margin-left="0pt"/>
      <style:text-properties fo:color="#c9211e"/>
    </style:style>
    <style:style style:name="ce38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40" style:family="table-cell" style:parent-style-name="Default" style:data-style-name="N121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41" style:family="table-cell" style:parent-style-name="Default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color="#c9211e"/>
    </style:style>
    <style:style style:name="ce43" style:family="table-cell" style:parent-style-name="Default" style:data-style-name="N121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44" style:family="table-cell" style:parent-style-name="Default">
      <style:table-cell-properties fo:background-color="#cccccc" fo:border="none"/>
      <style:text-properties fo:color="#55308d" fo:font-weight="bold" style:font-weight-asian="bold" style:font-weight-complex="bold"/>
    </style:style>
    <style:style style:name="ce6" style:family="table-cell" style:parent-style-name="Default" style:data-style-name="N0"/>
    <style:style style:name="ce51" style:family="table-cell" style:parent-style-name="Default">
      <style:table-cell-properties fo:border-bottom="none" fo:background-color="#b2b2b2" fo:border-left="none" fo:border-right="none" fo:border-top="0.74pt solid #000000"/>
      <style:text-properties fo:color="#5b277d" fo:font-weight="bold" style:font-weight-asian="bold" style:font-weight-complex="bold"/>
    </style:style>
    <style:style style:name="ce63" style:family="table-cell" style:parent-style-name="Default" style:data-style-name="N1">
      <style:text-properties fo:color="#c9211e"/>
    </style:style>
    <style:style style:name="ce59" style:family="table-cell" style:parent-style-name="Default" style:data-style-name="N0">
      <style:text-properties fo:color="#c9211e"/>
    </style:style>
    <style:style style:name="ce58" style:family="table-cell" style:parent-style-name="Default">
      <style:table-cell-properties fo:background-color="#b2b2b2"/>
      <style:text-properties fo:color="#5b277d" fo:font-weight="bold" style:font-weight-asian="bold" style:font-weight-complex="bold"/>
    </style:style>
    <style:style style:name="ce61" style:family="table-cell" style:parent-style-name="Default">
      <style:text-properties fo:color="#ce181e"/>
    </style:style>
    <style:style style:name="ce70" style:family="table-cell" style:parent-style-name="Default" style:data-style-name="N122">
      <style:text-properties fo:color="#ce181e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color="#f10d0c"/>
    </style:style>
    <style:style style:name="ce72" style:family="table-cell" style:parent-style-name="Default" style:data-style-name="N122">
      <style:text-properties fo:color="#000000"/>
    </style:style>
    <style:style style:name="ce68" style:family="table-cell" style:parent-style-name="Default">
      <style:text-properties fo:color="#000000"/>
    </style:style>
    <style:style style:name="ce71" style:family="table-cell" style:parent-style-name="Default" style:data-style-name="N2">
      <style:table-cell-properties fo:background-color="#b2b2b2"/>
      <style:text-properties fo:color="#55308d" fo:font-weight="bold" style:font-weight-asian="bold" style:font-weight-complex="bold"/>
    </style:style>
    <style:style style:name="ce104" style:family="table-cell" style:parent-style-name="Default">
      <style:text-properties fo:font-weight="normal" style:font-weight-asian="normal" style:font-weight-complex="normal"/>
    </style:style>
    <style:style style:name="ce76" style:family="table-cell" style:parent-style-name="Default" style:data-style-name="N122"/>
    <style:style style:name="ce77" style:family="table-cell" style:parent-style-name="Default" style:data-style-name="N1">
      <style:text-properties fo:color="#000000"/>
    </style:style>
    <style:style style:name="ce16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 style:data-style-name="N122">
      <style:text-properties fo:font-size="8pt" style:font-size-asian="8pt" style:font-size-complex="8pt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8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105.28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63.07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11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25.17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291.15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imax 8kX&quot;;&quot;Pimax 5kp&quot;;&quot;HP Reverb&quot;;&quot;Valve Index&quot;;&quot;HTC Vive Pro&quot;;&quot;HTC Vive&quot;)" table:allow-empty-cell="true" table:display-list="unsorted" table:base-cell-address="VirtualDesktop.C2">
          <table:error-message table:message-type="stop" table:display="true"/>
        </table:content-validation>
        <table:content-validation table:name="val2" table:condition="of:cell-content-is-in-list(&quot;High&quot;;&quot;Low&quot;)" table:allow-empty-cell="true" table:display-list="unsorted" table:base-cell-address="VirtualDesktop.C9">
          <table:error-message table:message-type="stop" table:display="true"/>
        </table:content-validation>
        <table:content-validation table:name="val3" table:condition="of:cell-content-is-in-list(&quot;60&quot;;&quot;64&quot;;&quot;72&quot;;&quot;75&quot;;&quot;80&quot;;&quot;85&quot;;&quot;90&quot;;&quot;110&quot;;&quot;120&quot;;&quot;160&quot;;&quot;180&quot;)" table:allow-empty-cell="true" table:display-list="unsorted" table:base-cell-address="VirtualDesktop.C10">
          <table:error-message table:message-type="stop" table:display="true"/>
        </table:content-validation>
        <table:content-validation table:name="val4" table:condition="of:cell-content-is-in-list(&quot;ON&quot;;&quot;OFF&quot;)" table:allow-empty-cell="true" table:display-list="unsorted" table:base-cell-address="VirtualDesktop.C11">
          <table:error-message table:message-type="stop" table:display="true"/>
        </table:content-validation>
        <table:content-validation table:name="val5" table:condition="of:cell-content-is-in-list(&quot;balanced&quot;;&quot;aggressive&quot;;&quot;conservative&quot;;&quot;OFF&quot;)" table:allow-empty-cell="true" table:display-list="unsorted" table:base-cell-address="VirtualDesktop.C12">
          <table:error-message table:message-type="stop" table:display="true"/>
        </table:content-validation>
        <table:content-validation table:name="val6" table:condition="of:cell-content-is-in-list(&quot;OFF&quot;;&quot;ON&quot;)" table:allow-empty-cell="true" table:display-list="unsorted" table:base-cell-address="VirtualDesktop.C13">
          <table:error-message table:message-type="stop" table:display="true"/>
        </table:content-validation>
        <table:content-validation table:name="val7" table:condition="of:cell-content-is-in-list(&quot;OFF&quot;;&quot;ON&quot;)" table:allow-empty-cell="true" table:display-list="unsorted" table:base-cell-address="VirtualDesktop.C14">
          <table:error-message table:message-type="stop" table:display="true"/>
        </table:content-validation>
        <table:content-validation table:name="val8" table:condition="of:cell-content-is-in-list(&quot;Large&quot;;&quot;Normal&quot;;&quot;Small&quot;)" table:allow-empty-cell="true" table:display-list="unsorted" table:base-cell-address="VirtualDesktop.C15">
          <table:error-message table:message-type="stop" table:display="true"/>
        </table:content-validation>
        <table:content-validation table:name="val9" table:condition="of:cell-content-is-in-list(&quot;ON&quot;;&quot;OFF&quot;)" table:allow-empty-cell="true" table:display-list="unsorted" table:base-cell-address="VirtualDesktop.C16">
          <table:error-message table:message-type="stop" table:display="true"/>
        </table:content-validation>
        <table:content-validation table:name="val10" table:condition="of:cell-content-is-in-list(&quot;0.50&quot;;&quot;0.75&quot;;&quot;1.00&quot;;&quot;1.25&quot;;&quot;1.50&quot;;&quot;1.75&quot;;&quot;2.00&quot;)" table:allow-empty-cell="true" table:display-list="unsorted" table:base-cell-address="VirtualDesktop.C17">
          <table:error-message table:message-type="stop" table:display="true"/>
        </table:content-validation>
        <table:content-validation table:name="val11" table:condition="of:cell-content-is-in-list(&quot;0.00&quot;;&quot;0.25&quot;;&quot;0.50&quot;;&quot;0.75&quot;;&quot;1.00&quot;;&quot;1.00&quot;;&quot;1.25&quot;;&quot;1.50&quot;;&quot;1.75&quot;;&quot;2.00&quot;;&quot;2.25&quot;;&quot;2.50&quot;;&quot;2.75&quot;;&quot;3.00&quot;;&quot;3.25&quot;;&quot;3.50&quot;;&quot;3.75&quot;;&quot;400&quot;;&quot;4.25&quot;;&quot;4.50&quot;;&quot;4.75&quot;;&quot;5.00&quot;;&quot;5.25&quot;;&quot;5.50&quot;;&quot;5.75&quot;;&quot;6.00&quot;;&quot;6.25&quot;;&quot;6.50&quot;;&quot;6.75&quot;;&quot;7.00&quot;;&quot;7.25&quot;;&quot;7.50&quot;;&quot;7.75&quot;;&quot;8.00&quot;;&quot;8.25&quot;;&quot;8.50&quot;;&quot;8.75&quot;;&quot;9.00&quot;;&quot;9.25&quot;;&quot;9.50&quot;;&quot;9.75&quot;;&quot;10.00&quot;;&quot;&quot;)" table:allow-empty-cell="true" table:display-list="unsorted" table:base-cell-address="VirtualDesktop.C18">
          <table:error-message table:message-type="stop" table:display="true"/>
        </table:content-validation>
        <table:content-validation table:name="val12" table:condition="of:cell-content-is-in-list(&quot;1.0&quot;;&quot;1.1&quot;;&quot;1.2&quot;;&quot;1.3&quot;;&quot;1.4&quot;;&quot;1.5&quot;;&quot;1.6&quot;)" table:allow-empty-cell="true" table:display-list="unsorted" table:base-cell-address="VirtualDesktop.C29">
          <table:error-message table:message-type="stop" table:display="true"/>
        </table:content-validation>
        <table:content-validation table:name="val13" table:condition="of:cell-content-is-in-list(&quot;0.50&quot;;&quot;0.75&quot;;&quot;1.00&quot;;&quot;1.25&quot;;&quot;1.50&quot;;&quot;1.75&quot;;&quot;2.00&quot;)" table:allow-empty-cell="true" table:display-list="unsorted" table:base-cell-address="VirtualDesktop.C51">
          <table:error-message table:message-type="stop" table:display="true"/>
        </table:content-validation>
        <table:content-validation table:name="val14" table:condition="of:cell-content-is-in-list(&quot;i9-9900KS_SL_at_5.2GHz&quot;;&quot;i9-9900KF_SL_at_5.1GHz&quot;;&quot;i9-9900KF&quot;;&quot;i7-8700K&quot;;&quot;i7-7700&quot;;&quot;Ryzen 5 3600X&quot;;&quot;Ryzen 7 2700X&quot;;&quot;FX-8350&quot;)" table:allow-empty-cell="true" table:display-list="unsorted" table:base-cell-address="VirtualDesktop.C114">
          <table:error-message table:message-type="stop" table:display="true"/>
        </table:content-validation>
        <table:content-validation table:name="val15" table:condition="of:cell-content-is-in-list(&quot;&quot;;&quot;NV_TITAN_RTX&quot;;&quot;NV_RTX_2080_Ti_at_2115MHz&quot;;&quot;NV_RTX_2080_Super&quot;;&quot;NV_RTX_2070_Super&quot;;&quot;NV_RTX_2060_Super&quot;;&quot;NV_GTX_1080_Ti&quot;;&quot;NV_GTX_1080&quot;;&quot;AMD_Radeon_VII&quot;;&quot;AMD_Radeon_RX_5500_XT&quot;;&quot;AMD_Radeon_RX_5700_XT_A&quot;)" table:allow-empty-cell="true" table:display-list="unsorted" table:base-cell-address="VirtualDesktop.C94">
          <table:error-message table:message-type="stop" table:display="true"/>
        </table:content-validation>
        <table:content-validation table:name="val16" table:condition="of:cell-content-is-in-list(&quot;&quot;;&quot;3400&quot;;&quot;2800&quot;)" table:allow-empty-cell="true" table:display-list="unsorted" table:base-cell-address="VirtualDesktop.C142">
          <table:error-message table:message-type="stop" table:display="true"/>
        </table:content-validation>
        <table:content-validation table:name="val17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VirtualDesktop.E21">
          <table:error-message table:message-type="stop" table:display="true"/>
        </table:content-validation>
        <table:content-validation table:name="val18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VirtualDesktop.E26">
          <table:error-message table:message-type="stop" table:display="true"/>
        </table:content-validation>
      </table:content-validations>
      <table:table table:name="VirtualDeskt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Feature</text:p>
          </table:table-cell>
          <table:table-cell table:style-name="ce32" office:value-type="string" calcext:value-type="string">
            <text:p>Value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Value</text:p>
          </table:table-cell>
          <table:table-cell table:style-name="ce4"/>
          <table:table-cell table:style-name="ce4" office:value-type="string" calcext:value-type="string">
            <text:p>Numeric</text:p>
          </table:table-cell>
          <table:table-cell table:style-name="ce4" table:number-columns-repeated="49"/>
        </table:table-row>
        <table:table-row table:style-name="ro1">
          <table:table-cell table:style-name="ce5" office:value-type="string" calcext:value-type="string">
            <text:p>HMD</text:p>
          </table:table-cell>
          <table:table-cell table:style-name="ce5"/>
          <table:table-cell table:style-name="ce23" table:content-validation-name="val1" office:value-type="string" calcext:value-type="string">
            <office:annotation draw:style-name="gr1" draw:text-style-name="P2" svg:width="200.15pt" svg:height="110.95pt" svg:x="0pt" svg:y="14pt" draw:caption-point-x="584.39pt" draw:caption-point-y="-0.94pt">
              <dc:date>2020-02-04T00:00:00</dc:date>
              <text:p text:style-name="P1"><text:span text:style-name="T1">Regard as classes of headsets rather than specific models.</text:span></text:p>
              <text:p text:style-name="P1"><text:span text:style-name="T1"/></text:p>
              <text:p text:style-name="P1"><text:span text:style-name="T1">Pimax 8kX = Pimax Vision 8kX DSC Mode</text:span></text:p>
              <text:p text:style-name="P1"><text:span text:style-name="T1"/></text:p>
              <text:p text:style-name="P1"><text:span text:style-name="T1">Pimax 5kp = Pimax Vision 8kX Upscale Mode, Pimax Vision 8k+, Pimax 5k+, Pimax Artisan, etc</text:span></text:p>
            </office:annotation>
            <text:p>Pimax 8kX</text:p>
          </table:table-cell>
          <table:table-cell table:style-name="ce5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4" svg:width="123.96pt" svg:height="61.68pt" svg:x="0pt" svg:y="8.67pt" draw:caption-point-x="584.39pt" draw:caption-point-y="42.8pt">
              <dc:date>2019-11-29T00:00:00</dc:date>
              <text:p text:style-name="P3"><text:span text:style-name="T1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Backlight Brightness</text:p>
          </table:table-cell>
          <table:table-cell table:style-name="ce29" table:content-validation-name="val2" office:value-type="string" calcext:value-type="string">
            <office:annotation draw:style-name="gr2" draw:text-style-name="P4" svg:width="109.19pt" svg:height="61.68pt" svg:x="0pt" svg:y="64.01pt" draw:caption-point-x="584.39pt" draw:caption-point-y="38.66pt">
              <dc:date>2020-02-04T00:00:00</dc:date>
              <text:p text:style-name="P3"><text:span text:style-name="T1">High typical, Low as required to accommodate eyestrain or darker night simulation.</text:span></text:p>
            </office:annotation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Refresh Rate (Hz)</text:p>
          </table:table-cell>
          <table:table-cell table:style-name="ce23" table:content-validation-name="val3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29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Fixed Foveated Rendering</text:p>
          </table:table-cell>
          <table:table-cell table:style-name="ce29" table:content-validation-name="val5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5" office:value-type="string" calcext:value-type="string">
            <text:p>Parallel Projections</text:p>
          </table:table-cell>
          <table:table-cell table:style-name="ce23" table:content-validation-name="val6" office:value-type="string" calcext:value-type="string">
            <office:annotation draw:style-name="gr3" draw:text-style-name="P4" svg:width="265.86pt" svg:height="151.26pt" svg:x="0pt" svg:y="111.06pt" draw:caption-point-x="584.39pt" draw:caption-point-y="42.8pt">
              <dc:date>2020-02-04T00:00:00</dc:date>
              <text:p text:style-name="P3"><text:span text:style-name="T1">Prefer ‘OFF’. As required, ‘ON’, costs performance.</text:span></text:p>
            </office:annotation>
            <text:p>OFF</text:p>
          </table:table-cell>
          <table:table-cell table:number-columns-repeated="11"/>
          <table:table-cell table:style-name="ce6" table:formula="of:=(IF([.C13]=&quot;OFF&quot;;1;1.25))" office:value-type="float" office:value="1" calcext:value-type="float">
            <office:annotation draw:style-name="gr2" draw:text-style-name="P4" svg:width="82.18pt" svg:height="61.68pt" svg:x="682.78pt" svg:y="111.06pt" draw:caption-point-x="571.12pt" draw:caption-point-y="42.8pt">
              <dc:date>2019-11-30T00:00:00</dc:date>
              <text:p text:style-name="P3"><text:span text:style-name="T1">Do NOT reference directly. Copy IF statement to formulas.</text:span></text:p>
            </office:annotation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29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29" table:content-validation-name="val8" office:value-type="string" calcext:value-type="string">
            <office:annotation draw:style-name="gr4" draw:text-style-name="P4" svg:width="82.18pt" svg:height="51pt" svg:x="0pt" svg:y="136.66pt" draw:caption-point-x="584.39pt" draw:caption-point-y="42.8pt">
              <dc:date>2019-11-29T00:00:00</dc:date>
              <text:p text:style-name="P3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Hidden Area Mask</text:p>
          </table:table-cell>
          <table:table-cell table:style-name="ce29" table:content-validation-name="val9" office:value-type="string" calcext:value-type="string">
            <office:annotation draw:style-name="gr5" draw:text-style-name="P4" svg:width="161.8pt" svg:height="68.74pt" svg:x="0pt" svg:y="149.47pt" draw:caption-point-x="584.39pt" draw:caption-point-y="42.8pt">
              <dc:date>2019-12-03T00:00:00</dc:date>
              <text:p text:style-name="P3"><text:span text:style-name="T1">Prefer ‘ON’ to reduce possiblity of artifacts.</text:span></text:p>
              <text:p text:style-name="P3"><text:span text:style-name="T1"/></text:p>
              <text:p text:style-name="P3"><text:span text:style-name="T1">Frame rate/latency has not been measurable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5" office:value-type="string" calcext:value-type="string">
            <text:p>Render Quality</text:p>
          </table:table-cell>
          <table:table-cell table:style-name="ce46" table:content-validation-name="val10" office:value-type="float" office:value="1.25" calcext:value-type="float">
            <office:annotation draw:style-name="gr6" draw:text-style-name="P2" svg:width="135.16pt" svg:height="128.86pt" svg:x="0pt" svg:y="162.26pt" draw:caption-point-x="584.39pt" draw:caption-point-y="42.8pt">
              <dc:date>2020-02-04T00:00:00</dc:date>
              <text:p text:style-name="P1"><text:span text:style-name="T1">Set ‘1.0’ for any headset (typically non-pimax) without driver supersampling!</text:span></text:p>
              <text:p text:style-name="P1"><text:span text:style-name="T1"/></text:p>
              <text:p text:style-name="P1"><text:span text:style-name="T1">Prefer &gt;1.25 if headset driver offers supersampling. Minimizes blur caused by postprocessing filters, and may improve multithreading (performance).</text:span></text:p>
            </office:annotation>
            <text:p>1.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GPU Catalyst</text:p>
          </table:table-cell>
          <table:table-cell table:style-name="ce33" table:content-validation-name="val11" office:value-type="float" office:value="0" calcext:value-type="float">
            <office:annotation draw:style-name="gr7" draw:text-style-name="P4" svg:width="82.18pt" svg:height="106.47pt" svg:x="601.68pt" svg:y="175.07pt" draw:caption-point-x="-17.29pt" draw:caption-point-y="42.8pt">
              <dc:date>2020-04-13T00:00:00</dc:date>
              <text:p text:style-name="P3">WARNING: Always set ‘0’ unless GPU utilization remains well below 90% under frame dropping conditions!</text:p>
            </office:annotation>
            <text:p>0.0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0" office:value-type="string" calcext:value-type="string">
            <text:p>SteamVR Settings &gt; Video &gt; Custom Resolution</text:p>
          </table:table-cell>
          <table:table-cell table:style-name="ce47" table:formula="of:=[.C4]*[.C17]*(IF([.C13]=&quot;OFF&quot;;1;1.25))*[.E21]" office:value-type="float" office:value="3105" calcext:value-type="float">
            <office:annotation draw:style-name="gr8" draw:text-style-name="P2" svg:width="102.53pt" svg:height="140.06pt" svg:x="0pt" svg:y="200.66pt" draw:caption-point-x="584.39pt" draw:caption-point-y="55.62pt">
              <dc:date>2019-12-03T00:00:00</dc:date>
              <text:p text:style-name="P1"><text:span text:style-name="T1">Expect SteamVR will automatically adjust to correct value when ‘Parallel Projections’ is toggled.</text:span></text:p>
              <text:p text:style-name="P1"><text:span text:style-name="T1"/></text:p>
              <text:p text:style-name="P1"><text:span text:style-name="T1">High values may cause VRAM exhaustion when overlay applicatons are running, even if not visible.</text:span></text:p>
            </office:annotation>
            <text:p>3105</text:p>
          </table:table-cell>
          <table:table-cell office:value-type="string" calcext:value-type="string">
            <text:p>Add SR</text:p>
          </table:table-cell>
          <table:table-cell table:style-name="ce71" table:content-validation-name="val17" office:value-type="float" office:value="1.15" calcext:value-type="float">
            <office:annotation draw:style-name="gr2" draw:text-style-name="P4" svg:width="82.18pt" svg:height="61.68pt" svg:x="0pt" svg:y="213.48pt" draw:caption-point-x="692.7pt" draw:caption-point-y="42.8pt">
              <dc:date>2019-11-30T00:00:00</dc:date>
              <text:p text:style-name="P3"><text:span text:style-name="T1">Setting this too high will also degrade VR application framerate.</text:span></text:p>
            </office:annotation>
            <text:p>1.15</text:p>
          </table:table-cell>
          <table:table-cell table:number-columns-repeated="59"/>
        </table:table-row>
        <table:table-row table:style-name="ro1">
          <table:table-cell table:style-name="ce15" table:formula="of:=[.C21]/[.O13]/[.C4]" office:value-type="float" office:value="1.4375" calcext:value-type="float">
            <text:p>1.438</text:p>
          </table:table-cell>
          <table:table-cell table:style-name="ce26" office:value-type="string" calcext:value-type="string">
            <text:p>← <text:span text:style-name="T3">Total SR</text:span></text:p>
          </table:table-cell>
          <table:table-cell table:style-name="ce38"/>
          <table:table-cell table:style-name="ce55" office:value-type="string" calcext:value-type="string">
            <office:annotation draw:style-name="gr4" draw:text-style-name="P4" svg:width="82.18pt" svg:height="51pt" svg:x="0pt" svg:y="226.26pt" draw:caption-point-x="638.56pt" draw:caption-point-y="42.8pt">
              <dc:date>2019-11-29T00:00:00</dc:date>
              <text:p text:style-name="P3"><text:span text:style-name="T1">Equivalent.</text:span></text:p>
            </office:annotation>
            <text:p>v</text:p>
          </table:table-cell>
          <table:table-cell table:style-name="ce104" table:formula="of:=ROUNDDOWN([.C4]*[.C17]*[.E21];0)" office:value-type="float" office:value="3105" calcext:value-type="float">
            <text:p>3105</text:p>
          </table:table-cell>
          <table:table-cell table:style-name="ce55" office:value-type="string" calcext:value-type="string">
            <text:p>Total SR</text:p>
          </table:table-cell>
          <table:table-cell table:style-name="ce15" table:formula="of:=[.C21]/[.O13]/[.C4]" office:value-type="float" office:value="1.4375" calcext:value-type="float">
            <text:p>1.438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1]" office:value-type="float" office:value="1.4375" calcext:value-type="float">
            <text:p>1.438</text:p>
          </table:table-cell>
          <table:table-cell table:number-columns-repeated="55"/>
        </table:table-row>
        <table:table-row table:style-name="ro1">
          <table:table-cell table:style-name="ce19" table:formula="of:=ROUNDUP(([.C21]/[.C55])^2*([.C10]/[.C44]);3)" office:value-type="float" office:value="1.287" calcext:value-type="float">
            <text:p>1.287</text:p>
          </table:table-cell>
          <table:table-cell table:style-name="ce27" office:value-type="string" calcext:value-type="string">
            <text:p>← Load</text:p>
          </table:table-cell>
          <table:table-cell table:style-name="ce38"/>
          <table:table-cell table:style-name="ce55"/>
          <table:table-cell table:style-name="ce104"/>
          <table:table-cell table:style-name="ce55"/>
          <table:table-cell/>
          <table:table-cell table:style-name="ce55" office:value-type="string" calcext:value-type="string">
            <text:p>Equivalent</text:p>
          </table:table-cell>
          <table:table-cell table:style-name="ce18" table:formula="of:=CONCATENATE(ROUNDDOWN([.G22]*[.C3];0);&quot;x&quot;;ROUNDDOWN([.G22]*[.C4];0))" office:value-type="string" office:string-value="5520x3105" calcext:value-type="string">
            <text:p>5520x3105</text:p>
          </table:table-cell>
          <table:table-cell table:style-name="ce55" office:value-type="string" calcext:value-type="string">
            <text:p>vAngular</text:p>
          </table:table-cell>
          <table:table-cell table:formula="of:=ROUND([.E22]/[.C6];5)" office:value-type="float" office:value="28.22727" calcext:value-type="float">
            <text:p>28.22727</text:p>
          </table:table-cell>
          <table:table-cell table:style-name="ce55" office:value-type="string" calcext:value-type="string">
            <text:p>Load</text:p>
          </table:table-cell>
          <table:table-cell table:style-name="ce19" table:formula="of:=ROUNDUP(([.C21]/[.C55])^2;3)" office:value-type="float" office:value="1.287" calcext:value-type="float">
            <office:annotation draw:style-name="gr9" draw:text-style-name="P4" svg:width="343.3pt" svg:height="116.87pt" svg:x="166.39pt" svg:y="149.5pt" draw:caption-point-x="959.5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1.287</text:p>
          </table:table-cell>
          <table:table-cell/>
          <table:table-cell table:formula="of:=[.C21]" office:value-type="float" office:value="3105" calcext:value-type="float">
            <text:p>3105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50"/>
          <table:table-cell table:style-name="ce38"/>
          <table:table-cell table:style-name="ce55"/>
          <table:table-cell table:style-name="ce104"/>
          <table:table-cell table:style-name="ce55"/>
          <table:table-cell/>
          <table:table-cell table:style-name="ce55"/>
          <table:table-cell table:style-name="ce18"/>
          <table:table-cell table:style-name="ce55"/>
          <table:table-cell/>
          <table:table-cell table:style-name="ce55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0" office:value-type="string" calcext:value-type="string">
            <text:p>SteamVR Settings &gt; Applications &gt; [App] &gt; Custom Resolution</text:p>
          </table:table-cell>
          <table:table-cell table:style-name="ce47" table:formula="of:=[.C4]*[.C17]*(IF([.C13]=&quot;OFF&quot;;1;1.25))*[.E26]" office:value-type="float" office:value="3105" calcext:value-type="float">
            <text:p>3105</text:p>
          </table:table-cell>
          <table:table-cell office:value-type="string" calcext:value-type="string">
            <text:p>Add SR</text:p>
          </table:table-cell>
          <table:table-cell table:style-name="ce71" table:content-validation-name="val18" office:value-type="float" office:value="1.15" calcext:value-type="float">
            <text:p>1.15</text:p>
          </table:table-cell>
          <table:table-cell office:value-type="string" calcext:value-type="string">
            <text:p>Sub SR</text:p>
          </table:table-cell>
          <table:table-cell table:formula="of:=[.C26]/[.O13]/[.C4]" office:value-type="float" office:value="1.4375" calcext:value-type="float">
            <text:p>1.4375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17]*[.E26]" office:value-type="float" office:value="1.4375" calcext:value-type="float">
            <text:p>1.4375</text:p>
          </table:table-cell>
          <table:table-cell table:number-columns-repeated="55"/>
        </table:table-row>
        <table:table-row table:style-name="ro1">
          <table:table-cell/>
          <table:table-cell table:style-name="ce50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55" office:value-type="string" calcext:value-type="string">
            <text:p>Pixel Density</text:p>
          </table:table-cell>
          <table:table-cell table:style-name="ce40" table:content-validation-name="val12" office:value-type="float" office:value="1" calcext:value-type="float">
            <text:p>1.0</text:p>
          </table:table-cell>
          <table:table-cell table:style-name="ce55" office:value-type="string" calcext:value-type="string">
            <office:annotation draw:style-name="gr4" draw:text-style-name="P4" svg:width="82.18pt" svg:height="51pt" svg:x="0pt" svg:y="315.86pt" draw:caption-point-x="638.56pt" draw:caption-point-y="42.8pt">
              <dc:date>2019-11-29T00:00:00</dc:date>
              <text:p text:style-name="P3"><text:span text:style-name="T1">Equivalent.</text:span></text:p>
            </office:annotation>
            <text:p>v</text:p>
          </table:table-cell>
          <table:table-cell table:style-name="ce104" table:formula="of:=ROUNDDOWN([.C4]*[.C17]*[.E26]*[.C29];0)" office:value-type="float" office:value="3105" calcext:value-type="float">
            <text:p>3105</text:p>
          </table:table-cell>
          <table:table-cell table:style-name="ce55" office:value-type="string" calcext:value-type="string">
            <text:p>Total SR</text:p>
          </table:table-cell>
          <table:table-cell table:style-name="ce15" table:formula="of:=[.E29]/[.C4]" office:value-type="float" office:value="1.4375" calcext:value-type="float">
            <office:annotation draw:style-name="gr10" draw:text-style-name="P4" svg:width="71.63pt" svg:height="30.84pt" svg:x="109.87pt" svg:y="312.29pt" draw:caption-point-x="691.14pt" draw:caption-point-y="46.37pt">
              <dc:date>2019-11-30T00:00:00</dc:date>
              <text:p text:style-name="P3"><text:span text:style-name="T1">Prefer ~1.5 for text clarity.</text:span></text:p>
            </office:annotation>
            <text:p>1.438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6]*[.C29]" office:value-type="float" office:value="1.4375" calcext:value-type="float">
            <text:p>1.438</text:p>
          </table:table-cell>
          <table:table-cell table:number-columns-repeated="55"/>
        </table:table-row>
        <table:table-row table:style-name="ro1">
          <table:table-cell table:style-name="ce15" table:formula="of:=[.E29]/[.C4]" office:value-type="float" office:value="1.4375" calcext:value-type="float">
            <office:annotation draw:style-name="gr10" draw:text-style-name="P4" svg:width="71.63pt" svg:height="30.84pt" svg:x="46.32pt" svg:y="325.11pt" draw:caption-point-x="50.23pt" draw:caption-point-y="46.37pt">
              <dc:date>2019-11-30T00:00:00</dc:date>
              <text:p text:style-name="P3"><text:span text:style-name="T1">Prefer ~1.5 for text clarity.</text:span></text:p>
            </office:annotation>
            <text:p>1.438</text:p>
          </table:table-cell>
          <table:table-cell table:style-name="ce26" office:value-type="string" calcext:value-type="string">
            <text:p>← <text:span text:style-name="T3">Total SR</text:span></text:p>
          </table:table-cell>
          <table:table-cell table:style-name="ce36"/>
          <table:table-cell table:number-columns-repeated="4"/>
          <table:table-cell table:style-name="ce55" office:value-type="string" calcext:value-type="string">
            <text:p>Equivalent</text:p>
          </table:table-cell>
          <table:table-cell table:style-name="ce5" table:formula="of:=CONCATENATE(ROUNDDOWN([.G29]*[.C3];0);&quot;x&quot;;ROUNDDOWN([.G29]*[.C4];0))" office:value-type="string" office:string-value="5520x3105" calcext:value-type="string">
            <office:annotation draw:style-name="gr11" draw:text-style-name="P4" svg:width="507.6pt" svg:height="319.21pt" svg:x="0pt" svg:y="200.13pt" draw:caption-point-x="909.3pt" draw:caption-point-y="171.35pt">
              <dc:date>2019-11-29T00:00:00</dc:date>
              <text:p text:style-name="P3"><text:span text:style-name="T1">INACCURATE</text:span></text:p>
              <text:p text:style-name="P3"><text:span text:style-name="T1"/></text:p>
              <text:p text:style-name="P3"><text:span text:style-name="T1">Equivalent display panel resolution for relative comparisons ONLY.</text:span></text:p>
              <text:p text:style-name="P3"><text:span text:style-name="T1"/></text:p>
              <text:p text:style-name="P3"><text:span text:style-name="T1">Margin of error is &gt;+/-20% for vAngular, vFOV, or any derivative. Exaggerated vFOV marketing claims may be taken at face value, aggregated, or rounded.</text:span></text:p>
              <text:p text:style-name="P3"><text:span text:style-name="T1"/></text:p>
              <text:p text:style-name="P3"><text:span text:style-name="T1">Drastic differences in optics quality and pixel usage are also more significant.</text:span></text:p>
              <text:p text:style-name="P3"><text:span text:style-name="T1"/></text:p>
              <text:p text:style-name="P3"><text:span text:style-name="T1">No part of this list is intended as PASS/FAIL criteria.</text:span></text:p>
              <text:p text:style-name="P3"><text:span text:style-name="T1"/></text:p>
              <text:p text:style-name="P3"><text:span text:style-name="T1"/></text:p>
              <text:p text:style-name="P3"><text:span text:style-name="T1">Pimax 8kX Native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110vFOV (predicted)</text:span><text:span text:style-name="T1"><text:tab/></text:span><text:span text:style-name="T1"><text:tab/></text:span><text:span text:style-name="T1">19.6vAngular</text:span></text:p>
              <text:p text:style-name="P3"><text:span text:style-name="T1">Pimax 5kp Native</text:span><text:span text:style-name="T1"><text:tab/></text:span><text:span text:style-name="T1"><text:tab/></text:span><text:span text:style-name="T1">144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560x144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3.1vAngular</text:span></text:p>
              <text:p text:style-name="P3"><text:span text:style-name="T1"/></text:p>
              <text:p text:style-name="P3"><text:span text:style-name="T1">HP Reverb</text:span><text:span text:style-name="T1"><text:tab/></text:span><text:span text:style-name="T1"><text:tab/></text:span><text:span text:style-name="T1"><text:tab/></text:span><text:span text:style-name="T1">216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160x216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9.6vAngular</text:span></text:p>
              <text:p text:style-name="P3"><text:span text:style-name="T1"/></text:p>
              <text:p text:style-name="P3"><text:span text:style-name="T1">Valve Index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880x1600</text:span><text:span text:style-name="T1"><text:tab/></text:span><text:span text:style-name="T1">130vFOV</text:span><text:span text:style-name="T1"><text:tab/></text:span><text:span text:style-name="T1"><text:tab/></text:span><text:span text:style-name="T1"><text:tab/></text:span><text:span text:style-name="T1"><text:tab/></text:span><text:span text:style-name="T1">12.3vAngular</text:span></text:p>
              <text:p text:style-name="P3"><text:span text:style-name="T1"/></text:p>
              <text:p text:style-name="P3"><text:span text:style-name="T1">HTC Vive Pro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440x16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4.54vAngular</text:span></text:p>
              <text:p text:style-name="P3"><text:span text:style-name="T1">HTC Vive</text:span><text:span text:style-name="T1"><text:tab/></text:span><text:span text:style-name="T1"><text:tab/></text:span><text:span text:style-name="T1"><text:tab/></text:span><text:span text:style-name="T1">12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080x12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0.9vAngular</text:span></text:p>
              <text:p text:style-name="P3"><text:span text:style-name="T1"/></text:p>
              <text:p text:style-name="P3"><text:span text:style-name="T1"/></text:p>
              <text:p text:style-name="P3"><text:span text:style-name="T1">4k Monitor 65in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~70vFOV (at 42in)</text:span><text:span text:style-name="T1"><text:tab/></text:span><text:span text:style-name="T1"><text:tab/></text:span><text:span text:style-name="T1">~30vAngular</text:span></text:p>
              <text:p text:style-name="P3"><text:span text:style-name="T1">1080p Monitor 22in</text:span><text:span text:style-name="T1"><text:tab/></text:span><text:span text:style-name="T1">1080v, Full HD</text:span><text:span text:style-name="T1"><text:tab/></text:span><text:span text:style-name="T1"><text:tab/></text:span><text:span text:style-name="T1"><text:tab/></text:span><text:span text:style-name="T1">1920x1080</text:span><text:span text:style-name="T1"><text:tab/></text:span><text:span text:style-name="T1">~30vFOV (at 42in)</text:span><text:span text:style-name="T1"><text:tab/></text:span><text:span text:style-name="T1"><text:tab/></text:span><text:span text:style-name="T1">~35vAngular</text:span></text:p>
              <text:p text:style-name="P3"><text:span text:style-name="T1"/></text:p>
              <text:p text:style-name="P3"><text:span text:style-name="T1">Human Vision (~20/20, ~1arcminute, ~1/60deg, ~60’px’/deg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~60vAngular</text:span></text:p>
              <text:p text:style-name="P3"><text:span text:style-name="T1">Human Vision (readable tex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10vAngular</text:span></text:p>
            </office:annotation>
            <text:p>5520x3105</text:p>
          </table:table-cell>
          <table:table-cell table:style-name="ce55" office:value-type="string" calcext:value-type="string">
            <text:p>vAngular</text:p>
          </table:table-cell>
          <table:table-cell table:formula="of:=ROUND([.E29]/[.C6];5)" office:value-type="float" office:value="28.22727" calcext:value-type="float">
            <office:annotation draw:style-name="gr12" draw:text-style-name="P4" svg:width="216.54pt" svg:height="162.45pt" svg:x="156.3pt" svg:y="193.35pt" draw:caption-point-x="861.31pt" draw:caption-point-y="178.13pt">
              <dc:date>2019-11-30T00:00:00</dc:date>
              <text:p text:style-name="P3"><text:span text:style-name="T1">Values &gt;1.5x native will NOT be meaningfully better.</text:span></text:p>
              <text:p text:style-name="P3"><text:span text:style-name="T1"/></text:p>
              <text:p text:style-name="P3"><text:span text:style-name="T1">Margin of error &gt;+/-20%.</text:span></text:p>
              <text:p text:style-name="P3"><text:span text:style-name="T1"/></text:p>
              <text:p text:style-name="P3"><text:span text:style-name="T1">Highly nonlinear due to human vision thresholds and sampling error.</text:span></text:p>
              <text:p text:style-name="P3"><text:span text:style-name="T1"/></text:p>
              <text:p text:style-name="P3"><text:span text:style-name="T1">Optical artifacts may degrade useful resolution further.</text:span></text:p>
              <text:p text:style-name="P3"><text:span text:style-name="T1"/></text:p>
              <text:p text:style-name="P3"><text:span text:style-name="T1">Do NOT consider as PASS/FAIL except when evaluating super-resolution settings for the same hardware and software.</text:span></text:p>
            </office:annotation>
            <text:p>28.22727</text:p>
          </table:table-cell>
          <table:table-cell table:style-name="ce55" office:value-type="string" calcext:value-type="string">
            <text:p>Load</text:p>
          </table:table-cell>
          <table:table-cell table:style-name="ce19" table:formula="of:=ROUNDUP(((([.C26]*[.C29])/([.C60]*[.C63]))^2)*([.C10]/[.C44]);3)" office:value-type="float" office:value="0.894" calcext:value-type="float">
            <office:annotation draw:style-name="gr9" draw:text-style-name="P4" svg:width="343.3pt" svg:height="116.87pt" svg:x="166.39pt" svg:y="239.1pt" draw:caption-point-x="959.5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0.894</text:p>
          </table:table-cell>
          <table:table-cell/>
          <table:table-cell table:formula="of:=[.C26]*[.C29]" office:value-type="float" office:value="3105" calcext:value-type="float">
            <text:p>3105</text:p>
          </table:table-cell>
          <table:table-cell table:number-columns-repeated="49"/>
        </table:table-row>
        <table:table-row table:style-name="ro1">
          <table:table-cell table:style-name="ce21" table:formula="of:=ROUNDUP(((([.C26]*[.C29])/([.C60]*[.C63]))^2)*([.C10]/[.C44]);3)" office:value-type="float" office:value="0.894" calcext:value-type="float">
            <office:annotation draw:style-name="gr9" draw:text-style-name="P4" svg:width="343.3pt" svg:height="116.87pt" svg:x="0pt" svg:y="251.89pt" draw:caption-point-x="96.55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0.894</text:p>
          </table:table-cell>
          <table:table-cell table:style-name="ce31" office:value-type="string" calcext:value-type="string">
            <text:p>← Load</text:p>
          </table:table-cell>
          <table:table-cell table:style-name="ce3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4" office:value-type="string" calcext:value-type="string">
            <text:p>Limits</text:p>
          </table:table-cell>
          <table:table-cell table:style-name="ce4" table:number-columns-repeated="63"/>
        </table:table-row>
        <table:table-row table:style-name="ro1">
          <table:table-cell table:style-name="ce5" office:value-type="string" calcext:value-type="string">
            <text:p>HMD</text:p>
          </table:table-cell>
          <table:table-cell table:style-name="ce5"/>
          <table:table-cell table:style-name="ce23" table:content-validation-name="val1" office:value-type="string" calcext:value-type="string">
            <text:p>Pimax 8kX</text:p>
          </table:table-cell>
          <table:table-cell table:style-name="ce5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36]=&quot;Pimax 8kX&quot;;3840;IF([.C36]=&quot;Pimax 5kp&quot;;2560;IF([.C36]=&quot;HP Reverb&quot;;2160;IF([.C36]=&quot;Valve Index&quot;;2880;IF([.C36]=&quot;HTC Vive Pro&quot;;1440;IF([.C36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36]=&quot;Pimax 8kX&quot;;2160;IF([.C36]=&quot;Pimax 5kp&quot;;1440;IF([.C36]=&quot;HP Reverb&quot;;2160;IF([.C36]=&quot;Valve Index&quot;;1600;IF([.C36]=&quot;HTC Vive Pro&quot;;1600;IF([.C36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36]=&quot;Pimax 8kX&quot;;170;IF([.C36]=&quot;Pimax 5kp&quot;;170;IF([.C36]=&quot;HP Reverb&quot;;110;IF([.C36]=&quot;Valve Index&quot;;130;IF([.C36]=&quot;HTC Vive Pro&quot;;110;IF([.C36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36]=&quot;Pimax 8kX&quot;;110;IF([.C36]=&quot;Pimax 5kp&quot;;110;IF([.C36]=&quot;HP Reverb&quot;;110;IF([.C36]=&quot;Valve Index&quot;;130;IF([.C36]=&quot;HTC Vive Pro&quot;;110;IF([.C36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36]=&quot;Pimax 8kX&quot;;ROUND([.C38]/[.C40];3);IF([.C36]=&quot;Pimax 5kp&quot;;ROUND([.C38]/[.C40];3);IF([.C36]=&quot;HP Reverb&quot;;ROUND([.C38]/[.C40];3);IF([.C36]=&quot;Valve Index&quot;;ROUND([.C38]/[.C40];3);IF([.C36]=&quot;HTC Vive Pro&quot;;ROUND([.C38]/[.C40];3);IF([.C36]=&quot;HTC Vive&quot;;ROUND([.C38]/[.C40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Backlight Brightness</text:p>
          </table:table-cell>
          <table:table-cell table:style-name="ce29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Refresh Rate (Hz)</text:p>
          </table:table-cell>
          <table:table-cell table:style-name="ce23" table:content-validation-name="val3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29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Fixed Foveated Rendering</text:p>
          </table:table-cell>
          <table:table-cell table:style-name="ce29" table:content-validation-name="val5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5" office:value-type="string" calcext:value-type="string">
            <text:p>Parallel Projections</text:p>
          </table:table-cell>
          <table:table-cell table:style-name="ce23" table:content-validation-name="val6" office:value-type="string" calcext:value-type="string">
            <text:p>OFF</text:p>
          </table:table-cell>
          <table:table-cell table:number-columns-repeated="11"/>
          <table:table-cell table:style-name="ce6" table:formula="of:=(IF([.C47]=&quot;OFF&quot;;1;1.25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29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29" table:content-validation-name="val8" office:value-type="string" calcext:value-type="string">
            <office:annotation draw:style-name="gr4" draw:text-style-name="P4" svg:width="82.18pt" svg:height="51pt" svg:x="209pt" svg:y="571.86pt" draw:caption-point-x="375.39pt" draw:caption-point-y="42.8pt">
              <dc:date>2019-11-29T00:00:00</dc:date>
              <text:p text:style-name="P3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Hidden Area Mask</text:p>
          </table:table-cell>
          <table:table-cell table:style-name="ce29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5" office:value-type="string" calcext:value-type="string">
            <text:p>Render Quality</text:p>
          </table:table-cell>
          <table:table-cell table:style-name="ce41" table:content-validation-name="val13" office:value-type="float" office:value="1.25" calcext:value-type="float">
            <text:p>1.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GPU Catalyst</text:p>
          </table:table-cell>
          <table:table-cell table:style-name="ce33" table:content-validation-name="val11" office:value-type="float" office:value="0" calcext:value-type="float">
            <office:annotation draw:style-name="gr7" draw:text-style-name="P4" svg:width="82.18pt" svg:height="106.47pt" svg:x="601.68pt" svg:y="610.27pt" draw:caption-point-x="-17.29pt" draw:caption-point-y="42.8pt">
              <dc:date>2020-04-13T00:00:00</dc:date>
              <text:p text:style-name="P3">WARNING: Always set ‘0’ unless GPU utilization remains well below 90% under frame dropping conditions!</text:p>
            </office:annotation>
            <text:p>0.0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0" office:value-type="string" calcext:value-type="string">
            <text:p>SteamVR Settings &gt; Video &gt; Custom Resolution</text:p>
          </table:table-cell>
          <table:table-cell table:style-name="ce53" office:value-type="float" office:value="2737" calcext:value-type="float">
            <office:annotation draw:style-name="gr4" draw:text-style-name="P4" svg:width="82.18pt" svg:height="51pt" svg:x="0pt" svg:y="648.68pt" draw:caption-point-x="584.39pt" draw:caption-point-y="42.8pt">
              <dc:date>2020-02-04T00:00:00</dc:date>
              <text:p text:style-name="P3"><text:span text:style-name="T1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5]/([.C38]*[.C51]*[.O47])" office:value-type="float" office:value="1.0137037037037" calcext:value-type="float">
            <text:p>1.0137037037037</text:p>
          </table:table-cell>
          <table:table-cell table:number-columns-repeated="59"/>
        </table:table-row>
        <table:table-row table:style-name="ro1">
          <table:table-cell table:style-name="ce15" table:formula="of:=[.C55]/[.O47]/[.C38]" office:value-type="float" office:value="1.26712962962963" calcext:value-type="float">
            <text:p>1.267</text:p>
          </table:table-cell>
          <table:table-cell table:style-name="ce26" office:value-type="string" calcext:value-type="string">
            <text:p>← <text:span text:style-name="T3">Total SR</text:span></text:p>
          </table:table-cell>
          <table:table-cell table:style-name="ce38"/>
          <table:table-cell table:style-name="ce55" office:value-type="string" calcext:value-type="string">
            <text:p>v</text:p>
          </table:table-cell>
          <table:table-cell table:style-name="ce104" table:formula="of:=ROUNDDOWN([.C38]*[.C51]*[.E55];0)" office:value-type="float" office:value="2737" calcext:value-type="float">
            <text:p>2737</text:p>
          </table:table-cell>
          <table:table-cell table:style-name="ce55" office:value-type="string" calcext:value-type="string">
            <text:p>Total SR</text:p>
          </table:table-cell>
          <table:table-cell table:style-name="ce15" table:formula="of:=[.C55]/[.O47]/[.C38]" office:value-type="float" office:value="1.26712962962963" calcext:value-type="float">
            <text:p>1.267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1]*[.E55]" office:value-type="float" office:value="1.26712962962963" calcext:value-type="float">
            <text:p>1.267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55" office:value-type="string" calcext:value-type="string">
            <text:p>Equivalent</text:p>
          </table:table-cell>
          <table:table-cell table:style-name="ce18" table:formula="of:=CONCATENATE(ROUNDDOWN([.G56]*[.C37];0);&quot;x&quot;;ROUNDDOWN([.G56]*[.C38];0))" office:value-type="string" office:string-value="4865x2737" calcext:value-type="string">
            <text:p>4865x2737</text:p>
          </table:table-cell>
          <table:table-cell table:style-name="ce55" office:value-type="string" calcext:value-type="string">
            <text:p>vAngular</text:p>
          </table:table-cell>
          <table:table-cell table:formula="of:=ROUND([.E56]/[.C40];5)" office:value-type="float" office:value="24.88182" calcext:value-type="float">
            <text:p>24.88182</text:p>
          </table:table-cell>
          <table:table-cell table:style-name="ce55" office:value-type="string" calcext:value-type="string">
            <text:p>Load</text:p>
          </table:table-cell>
          <table:table-cell table:number-columns-repeated="2"/>
          <table:table-cell table:formula="of:=[.C55]" office:value-type="float" office:value="2737" calcext:value-type="float">
            <text:p>2737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50"/>
          <table:table-cell table:style-name="ce38"/>
          <table:table-cell table:style-name="ce55"/>
          <table:table-cell table:style-name="ce104"/>
          <table:table-cell table:style-name="ce55"/>
          <table:table-cell/>
          <table:table-cell table:style-name="ce55"/>
          <table:table-cell table:style-name="ce18"/>
          <table:table-cell table:style-name="ce55"/>
          <table:table-cell/>
          <table:table-cell table:style-name="ce55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0" office:value-type="string" calcext:value-type="string">
            <text:p>SteamVR Settings &gt; Applications &gt; [App] &gt; Custom Resolution</text:p>
          </table:table-cell>
          <table:table-cell table:style-name="ce53" office:value-type="float" office:value="2737" calcext:value-type="float">
            <office:annotation draw:style-name="gr4" draw:text-style-name="P4" svg:width="82.18pt" svg:height="51pt" svg:x="0pt" svg:y="712.66pt" draw:caption-point-x="584.39pt" draw:caption-point-y="42.8pt">
              <dc:date>2020-02-04T00:00:00</dc:date>
              <text:p text:style-name="P3"><text:span text:style-name="T1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60]/([.C38]*[.C51]*[.O47])" office:value-type="float" office:value="1.0137037037037" calcext:value-type="float">
            <text:p>1.0137037037037</text:p>
          </table:table-cell>
          <table:table-cell office:value-type="string" calcext:value-type="string">
            <text:p>Sub SR</text:p>
          </table:table-cell>
          <table:table-cell table:formula="of:=[.C60]/[.O47]/[.C38]" office:value-type="float" office:value="1.26712962962963" calcext:value-type="float">
            <text:p>1.26712962962963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51]*[.E60]" office:value-type="float" office:value="1.26712962962963" calcext:value-type="float">
            <text:p>1.26712962962963</text:p>
          </table:table-cell>
          <table:table-cell table:number-columns-repeated="55"/>
        </table:table-row>
        <table:table-row table:style-name="ro1">
          <table:table-cell/>
          <table:table-cell table:style-name="ce50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55" office:value-type="string" calcext:value-type="string">
            <text:p>Pixel Density</text:p>
          </table:table-cell>
          <table:table-cell table:style-name="ce43" table:content-validation-name="val12" office:value-type="float" office:value="1.2" calcext:value-type="float">
            <text:p>1.2</text:p>
          </table:table-cell>
          <table:table-cell table:style-name="ce55" office:value-type="string" calcext:value-type="string">
            <text:p>v</text:p>
          </table:table-cell>
          <table:table-cell table:style-name="ce104" table:formula="of:=ROUNDDOWN([.C38]*[.C51]*[.E60]*[.C63];0)" office:value-type="float" office:value="3284" calcext:value-type="float">
            <text:p>3284</text:p>
          </table:table-cell>
          <table:table-cell table:style-name="ce55" office:value-type="string" calcext:value-type="string">
            <text:p>Total SR</text:p>
          </table:table-cell>
          <table:table-cell table:style-name="ce15" table:formula="of:=[.E63]/[.C38]" office:value-type="float" office:value="1.52037037037037" calcext:value-type="float">
            <text:p>1.52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1]*[.E60]*[.C63]" office:value-type="float" office:value="1.52055555555556" calcext:value-type="float">
            <text:p>1.521</text:p>
          </table:table-cell>
          <table:table-cell table:number-columns-repeated="55"/>
        </table:table-row>
        <table:table-row table:style-name="ro1">
          <table:table-cell table:style-name="ce15" table:formula="of:=[.E63]/[.C38]" office:value-type="float" office:value="1.52037037037037" calcext:value-type="float">
            <text:p>1.520</text:p>
          </table:table-cell>
          <table:table-cell table:style-name="ce26" office:value-type="string" calcext:value-type="string">
            <text:p>← <text:span text:style-name="T3">Total SR</text:span></text:p>
          </table:table-cell>
          <table:table-cell table:style-name="ce36"/>
          <table:table-cell table:number-columns-repeated="4"/>
          <table:table-cell table:style-name="ce55" office:value-type="string" calcext:value-type="string">
            <text:p>Equivalent</text:p>
          </table:table-cell>
          <table:table-cell table:style-name="ce5" table:formula="of:=CONCATENATE(ROUNDDOWN([.G63]*[.C37];0);&quot;x&quot;;ROUNDDOWN([.G63]*[.C38];0))" office:value-type="string" office:string-value="5838x3284" calcext:value-type="string">
            <text:p>5838x3284</text:p>
          </table:table-cell>
          <table:table-cell table:style-name="ce55" office:value-type="string" calcext:value-type="string">
            <text:p>vAngular</text:p>
          </table:table-cell>
          <table:table-cell table:formula="of:=ROUND([.E63]/[.C40];5)" office:value-type="float" office:value="29.85455" calcext:value-type="float">
            <text:p>29.85455</text:p>
          </table:table-cell>
          <table:table-cell table:style-name="ce55" office:value-type="string" calcext:value-type="string">
            <text:p>Load</text:p>
          </table:table-cell>
          <table:table-cell table:number-columns-repeated="2"/>
          <table:table-cell table:formula="of:=[.C60]*[.C63]" office:value-type="float" office:value="3284.4" calcext:value-type="float">
            <text:p>3284.4</text:p>
          </table:table-cell>
          <table:table-cell table:number-columns-repeated="49"/>
        </table:table-row>
        <table:table-row table:style-name="ro1">
          <table:table-cell/>
          <table:table-cell table:style-name="ce31"/>
          <table:table-cell table:style-name="ce32"/>
          <table:table-cell table:number-columns-repeated="61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4" office:value-type="string" calcext:value-type="string">
            <office:annotation draw:style-name="gr13" draw:text-style-name="P4" svg:width="359.35pt" svg:height="296.82pt" svg:x="48.13pt" svg:y="879.08pt" draw:caption-point-x="48.42pt" draw:caption-point-y="42.8pt">
              <dc:date>2020-02-04T00:00:00</dc:date>
              <text:p text:style-name="P3"><text:span text:style-name="T1">INACCURATE</text:span></text:p>
              <text:p text:style-name="P3"><text:span text:style-name="T1"/></text:p>
              <text:p text:style-name="P3"><text:span text:style-name="T1">Do NOT interpret linearly.</text:span></text:p>
              <text:p text:style-name="P3"><text:span text:style-name="T1"/></text:p>
              <text:p text:style-name="P3"><text:span text:style-name="T1">Read and understand formulas before drawing any conclusions.</text:span></text:p>
              <text:p text:style-name="P3"><text:span text:style-name="T1"/></text:p>
              <text:p text:style-name="P3"><text:span text:style-name="T1">-</text:span></text:p>
              <text:p text:style-name="P3"><text:span text:style-name="T1"/></text:p>
              <text:p text:style-name="P3"><text:span text:style-name="T1">Comparisons across vendors (NVIDIA, AMD, Intel), will be inaccurate by as much as +/-40%.</text:span></text:p>
              <text:p text:style-name="P3"><text:span text:style-name="T1"/></text:p>
              <text:p text:style-name="P3"><text:span text:style-name="T1">Comparisons across major design changes (AMD FX vs AMD Ryzen) will be inaccurate by as much as +100% -50% (+double -half). </text:span></text:p>
              <text:p text:style-name="P3"><text:span text:style-name="T1"/></text:p>
              <text:p text:style-name="P3"><text:span text:style-name="T1">GPU is the limiting factor for almost all applications. CPU and RAM predictions should generally be ignored unless the specific weaknesses are known to be relevant.</text:span></text:p>
              <text:p text:style-name="P3"><text:span text:style-name="T1"/></text:p>
              <text:p text:style-name="P3"><text:span text:style-name="T1">CPU/GPU utilization is never an indicator of frame dropping margins. FPSVR measured latencies are generally valid, though some noticeable timing spikes may not be detected.</text:span></text:p>
              <text:p text:style-name="P3"><text:span text:style-name="T1"/></text:p>
              <text:p text:style-name="P3"><text:span text:style-name="T1">Beware some loads are independent of resolution, imposing minimum requirements. CPU/GPU loads will not decrease consistently with resolution.</text:span></text:p>
              <text:p text:style-name="P3"><text:span text:style-name="T1"/></text:p>
              <text:p text:style-name="P3"><text:span text:style-name="T1">Penalty is NOT included in calculations!</text:span></text:p>
            </office:annotation>
            <text:p>Hardware</text:p>
          </table:table-cell>
          <table:table-cell table:style-name="ce4" table:number-columns-repeated="63"/>
        </table:table-row>
        <table:table-row table:style-name="ro1">
          <table:table-cell table:style-name="ce5" office:value-type="string" calcext:value-type="string">
            <text:p>HMD</text:p>
          </table:table-cell>
          <table:table-cell table:style-name="ce5"/>
          <table:table-cell table:style-name="ce44" table:content-validation-name="val1" office:value-type="string" calcext:value-type="string">
            <text:p>Pimax 8kX</text:p>
          </table:table-cell>
          <table:table-cell table:number-columns-repeated="4"/>
          <table:table-cell table:style-name="ce5" table:number-columns-repeated="57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formula="of:=IF([.C74]=&quot;Pimax 8kX&quot;;3840;IF([.C74]=&quot;Pimax 5kp&quot;;2560;IF([.C74]=&quot;HP Reverb&quot;;2160;IF([.C74]=&quot;Valve Index&quot;;2880;IF([.C74]=&quot;HTC Vive Pro&quot;;1440;IF([.C74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formula="of:=IF([.C74]=&quot;Pimax 8kX&quot;;2160;IF([.C74]=&quot;Pimax 5kp&quot;;1440;IF([.C74]=&quot;HP Reverb&quot;;2160;IF([.C74]=&quot;Valve Index&quot;;1600;IF([.C74]=&quot;HTC Vive Pro&quot;;1600;IF([.C74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formula="of:=IF([.C74]=&quot;Pimax 8kX&quot;;170;IF([.C74]=&quot;Pimax 5kp&quot;;170;IF([.C74]=&quot;HP Reverb&quot;;110;IF([.C74]=&quot;Valve Index&quot;;130;IF([.C74]=&quot;HTC Vive Pro&quot;;110;IF([.C74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formula="of:=IF([.C74]=&quot;Pimax 8kX&quot;;110;IF([.C74]=&quot;Pimax 5kp&quot;;110;IF([.C74]=&quot;HP Reverb&quot;;110;IF([.C74]=&quot;Valve Index&quot;;130;IF([.C74]=&quot;HTC Vive Pro&quot;;110;IF([.C74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formula="of:=IF([.C74]=&quot;Pimax 8kX&quot;;ROUND([.C76]/[.C78];3);IF([.C74]=&quot;Pimax 5kp&quot;;ROUND([.C76]/[.C78];3);IF([.C74]=&quot;HP Reverb&quot;;ROUND([.C76]/[.C78];3);IF([.C74]=&quot;Valve Index&quot;;ROUND([.C76]/[.C78];3);IF([.C74]=&quot;HTC Vive Pro&quot;;ROUND([.C76]/[.C78];3);IF([.C74]=&quot;HTC Vive&quot;;ROUND([.C76]/[.C78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 table:number-rows-repeated="2">
          <table:table-cell table:style-name="ce5" table:number-columns-repeated="64"/>
        </table:table-row>
        <table:table-row table:style-name="ro1">
          <table:table-cell office:value-type="string" calcext:value-type="string">
            <text:p>Limits CPU</text:p>
          </table:table-cell>
          <table:table-cell/>
          <table:table-cell table:style-name="ce51" table:content-validation-name="val14" office:value-type="string" calcext:value-type="string">
            <text:p>i9-9900KF_SL_at_5.1G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82]=&quot;i9-9900KF_SL_at_5.1GHz&quot;;&quot;Intel&quot;;IF([.C82]=&quot;i9-9900KS_SL_at_5.2GHz&quot;;&quot;Intel&quot;;IF([.C82]=&quot;i9-9900KF&quot;;&quot;Intel&quot;;IF([.C82]=&quot;i7-8700K&quot;;&quot;Intel&quot;;IF([.C82]=&quot;i7-7700&quot;;&quot;Intel&quot;;IF([.C82]=&quot;Ryzen 5 3600X&quot;;&quot;AMD&quot;;IF([.C82]=&quot;Ryzen 7 2700X&quot;;&quot;AMD&quot;;IF([.C82]=&quot;FX-8350&quot;;&quot;AMD_FX&quot;))))))))" office:value-type="string" office:string-value="Intel" calcext:value-type="string">
            <text:p>Int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4" draw:text-style-name="P4" svg:width="82.18pt" svg:height="72.88pt" svg:x="48.13pt" svg:y="1019.88pt" draw:caption-point-x="48.42pt" draw:caption-point-y="42.8pt">
              <dc:date>2020-01-05T00:00:00</dc:date>
              <text:p text:style-name="P3"><text:span text:style-name="T1">Expected to substantially misestimate real application performance differences.</text:span></text:p>
            </office:annotation>
            <text:p>Passmark MT</text:p>
          </table:table-cell>
          <table:table-cell/>
          <table:table-cell table:formula="of:=IF([.C82]=&quot;i9-9900KF_SL_at_5.1GHz&quot;;20369;IF([.C82]=&quot;i9-9900KS_SL_at_5.2GHz&quot;;21501;IF([.C82]=&quot;i9-9900KF&quot;;20369;IF([.C82]=&quot;i7-8700K&quot;;15933;IF([.C82]=&quot;i7-7700&quot;;10686;IF([.C82]=&quot;Ryzen 5 3600X&quot;;20520;IF([.C82]=&quot;Ryzen 7 2700X&quot;;16939;IF([.C82]=&quot;FX-8350&quot;;8958))))))))" office:value-type="float" office:value="20369" calcext:value-type="float">
            <text:p>20369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4" draw:text-style-name="P4" svg:width="91.08pt" svg:height="72.88pt" svg:x="48.13pt" svg:y="1032.66pt" draw:caption-point-x="48.42pt" draw:caption-point-y="42.8pt">
              <dc:date>2020-01-05T00:00:00</dc:date>
              <text:p text:style-name="P3"><text:span text:style-name="T1">Expected to substantially misestimate real application performance differences.</text:span></text:p>
            </office:annotation>
            <text:p>Passmark ST</text:p>
          </table:table-cell>
          <table:table-cell/>
          <table:table-cell table:formula="of:=IF([.C82]=&quot;i9-9900KF_SL_at_5.1GHz&quot;;2906;IF([.C82]=&quot;i9-9900KS_SL_at_5.2GHz&quot;;3011;IF([.C82]=&quot;i9-9900KF&quot;;2906;IF([.C82]=&quot;i7-8700K&quot;;2697;IF([.C82]=&quot;i7-7700&quot;;2342;IF([.C82]=&quot;Ryzen 5 3600X&quot;;2916;IF([.C82]=&quot;Ryzen 7 2700X&quot;;2183;IF([.C82]=&quot;FX-8350&quot;;1510))))))))" office:value-type="float" office:value="2906" calcext:value-type="float">
            <text:p>29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85]*([.C90]/[.C89])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86]*[.C91]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8" draw:text-style-name="P4" svg:width="82.18pt" svg:height="140.06pt" svg:x="48.13pt" svg:y="1071.07pt" draw:caption-point-x="48.42pt" draw:caption-point-y="42.8pt">
              <dc:date>2020-01-05T00:00:00</dc:date>
              <text:p text:style-name="P3"><text:span text:style-name="T1">Logical Cores</text:span></text:p>
              <text:p text:style-name="P3"><text:span text:style-name="T1"/></text:p>
              <text:p text:style-name="P3"><text:span text:style-name="T1">Only especially specific weaknesses applicable to few applications under few processors will justify ignoring hyper-threading features.</text:span></text:p>
            </office:annotation>
            <text:p>Threads</text:p>
          </table:table-cell>
          <table:table-cell/>
          <table:table-cell table:formula="of:=IF([.C82]=&quot;i9-9900KF_SL_at_5.1GHz&quot;;16;IF([.C82]=&quot;i9-9900KS_SL_at_5.2GHz&quot;;16;IF([.C82]=&quot;i9-9900KF&quot;;16;IF([.C82]=&quot;i7-8700K&quot;;12;IF([.C82]=&quot;i7-7700&quot;;8;IF([.C82]=&quot;Ryzen 5 3600X&quot;;12;IF([.C82]=&quot;Ryzen 7 2700X&quot;;16;IF([.C82]=&quot;FX-8350&quot;;8))))))))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4" draw:text-style-name="P4" svg:width="82.18pt" svg:height="72.88pt" svg:x="48.13pt" svg:y="1083.86pt" draw:caption-point-x="48.42pt" draw:caption-point-y="42.8pt">
              <dc:date>2020-01-05T00:00:00</dc:date>
              <text:p text:style-name="P3"><text:span text:style-name="T1">Maximum single-core frequency is used, due to core-count being more relevant to multi-threading.</text:span></text:p>
            </office:annotation>
            <text:p>Stock (MHz)</text:p>
          </table:table-cell>
          <table:table-cell/>
          <table:table-cell table:formula="of:=IF([.C82]=&quot;i9-9900KF_SL_at_5.1GHz&quot;;5000;IF([.C82]=&quot;i9-9900KS_SL_at_5.2GHz&quot;;5000;IF([.C82]=&quot;i9-9900KF&quot;;5000;IF([.C82]=&quot;i7-8700K&quot;;4700;IF([.C82]=&quot;i7-7700&quot;;4200;IF([.C82]=&quot;Ryzen 5 3600X&quot;;4400;IF([.C82]=&quot;Ryzen 7 2700X&quot;;4300;IF([.C82]=&quot;FX-8350&quot;;4300))))))))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2" draw:text-style-name="P4" svg:width="82.18pt" svg:height="61.68pt" svg:x="48.13pt" svg:y="1096.67pt" draw:caption-point-x="48.42pt" draw:caption-point-y="42.8pt">
              <dc:date>2020-01-05T00:00:00</dc:date>
              <text:p text:style-name="P3"><text:span text:style-name="T1">In practice, CPU overclocking may provide slightly nonlinear improvements.</text:span></text:p>
            </office:annotation>
            <text:p>OverClock (MHz)</text:p>
          </table:table-cell>
          <table:table-cell/>
          <table:table-cell table:formula="of:=IF([.C82]=&quot;i9-9900KF_SL_at_5.1GHz&quot;;5100;IF([.C82]=&quot;i9-9900KS_SL_at_5.2GHz&quot;;5200;IF([.C82]=&quot;i9-9900KF&quot;;5000;IF([.C82]=&quot;i7-8700K&quot;;4700;IF([.C82]=&quot;i7-7700&quot;;4200;IF([.C82]=&quot;Ryzen 5 3600X&quot;;4400;IF([.C82]=&quot;Ryzen 7 2700X&quot;;4300;IF([.C82]=&quot;FX-8350&quot;;4600))))))))" office:value-type="float" office:value="5100" calcext:value-type="float">
            <text:p>51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4" svg:width="82.18pt" svg:height="184.85pt" svg:x="48.13pt" svg:y="1109.48pt" draw:caption-point-x="48.42pt" draw:caption-point-y="42.8pt">
              <dc:date>2020-01-05T00:00:00</dc:date>
              <text:p text:style-name="P3"><text:span text:style-name="T1">May be inaccurate and unfair.</text:span></text:p>
              <text:p text:style-name="P3"><text:span text:style-name="T1"/></text:p>
              <text:p text:style-name="P3"><text:span text:style-name="T1">Until proven otherwise.</text:span></text:p>
              <text:p text:style-name="P3"><text:span text:style-name="T1"/></text:p>
              <text:p text:style-name="P3"><text:span text:style-name="T1">At least ‘DCS World’ has shown performance losses not consistent with clock, benchmarks, patches, etc.</text:span></text:p>
            </office:annotation>
            <text:p>Penalty</text:p>
          </table:table-cell>
          <table:table-cell/>
          <table:table-cell table:style-name="ce59" table:formula="of:=IF([.C83]=&quot;Intel&quot;;1;IF([.C83]=&quot;AMD&quot;;0.8;IF([.C83]=&quot;AMD_FX&quot;;0.6)))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GPU</text:p>
          </table:table-cell>
          <table:table-cell/>
          <table:table-cell table:style-name="ce58" table:content-validation-name="val15" office:value-type="string" calcext:value-type="string">
            <office:annotation draw:style-name="gr3" draw:text-style-name="P4" svg:width="180.17pt" svg:height="151.26pt" svg:x="0pt" svg:y="1147.86pt" draw:caption-point-x="584.39pt" draw:caption-point-y="42.8pt">
              <dc:date>2020-01-05T00:00:00</dc:date>
              <text:p text:style-name="P3"><text:span text:style-name="T1">Beware, cards with adequate air or water cooling cooling and power target settings are able to maintain boost clock continuously with typical applications.</text:span></text:p>
              <text:p text:style-name="P3"><text:span text:style-name="T1"/></text:p>
              <text:p text:style-name="P3"><text:span text:style-name="T1">Many, if not most, cards are not capable of this.</text:span></text:p>
              <text:p text:style-name="P3"><text:span text:style-name="T1"/></text:p>
              <text:p text:style-name="P3"><text:span text:style-name="T1">An example of a card with adequate cooling is the “EVGA GeForce RTX 2080 Ti Ftw3 Ultra”, “11G-P4-2487-KR”.</text:span></text:p>
            </office:annotation>
            <text:p>NV_RTX_2080_Ti_at_2115M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94]=&quot;NV_RTX_2080_Ti_at_2115MHz&quot;;&quot;NVIDIA&quot;;IF([.C94]=&quot;NV_TITAN_RTX&quot;;&quot;NVIDIA&quot;;IF([.C94]=&quot;NV_RTX_2080_Super&quot;;&quot;NVIDIA&quot;;IF([.C94]=&quot;NV_RTX_2070_Super&quot;;&quot;NVIDIA&quot;;IF([.C94]=&quot;NV_RTX_2060_Super&quot;;&quot;NVIDIA&quot;;IF([.C94]=&quot;NV_GTX_1080_Ti&quot;;&quot;NVIDIA&quot;;IF([.C94]=&quot;NV_GTX_1080&quot;;&quot;NVIDIA&quot;;IF([.C94]=&quot;AMD_Radeon_VII&quot;;&quot;AMD&quot;;IF([.C94]=&quot;AMD_Radeon_RX_5500_XT&quot;;&quot;AMD&quot;;IF([.C94]=&quot;AMD_Radeon_RX_5700_XT_A&quot;;&quot;AMD&quot;))))))))))" office:value-type="string" office:string-value="NVIDIA" calcext:value-type="string">
            <text:p>NVID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94]=&quot;NV_RTX_2080_Ti_at_2115MHz&quot;;4352;IF([.C94]=&quot;NV_TITAN_RTX&quot;;4608;IF([.C94]=&quot;NV_RTX_2080_Super&quot;;3072;IF([.C94]=&quot;NV_RTX_2070_Super&quot;;2560;IF([.C94]=&quot;NV_RTX_2060_Super&quot;;2176;IF([.C94]=&quot;NV_GTX_1080_Ti&quot;;3584;IF([.C94]=&quot;NV_GTX_1080&quot;;2560;IF([.C94]=&quot;AMD_Radeon_VII&quot;;3840;IF([.C94]=&quot;AMD_Radeon_RX_5500_XT&quot;;1408;IF([.C94]=&quot;AMD_Radeon_RX_5700_XT_A&quot;;2560))))))))))" office:value-type="float" office:value="4352" calcext:value-type="float">
            <text:p>43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94]=&quot;NV_RTX_2080_Ti_at_2115MHz&quot;;272;IF([.C94]=&quot;NV_TITAN_RTX&quot;;288;IF([.C94]=&quot;NV_RTX_2080_Super&quot;;192;IF([.C94]=&quot;NV_RTX_2070_Super&quot;;160;IF([.C94]=&quot;NV_RTX_2060_Super&quot;;136;IF([.C94]=&quot;NV_GTX_1080_Ti&quot;;224;IF([.C94]=&quot;NV_GTX_1080&quot;;160;IF([.C94]=&quot;AMD_Radeon_VII&quot;;240;IF([.C94]=&quot;AMD_Radeon_RX_5500_XT&quot;;88;IF([.C94]=&quot;AMD_Radeon_RX_5700_XT_A&quot;;160))))))))))" office:value-type="float" office:value="272" calcext:value-type="float">
            <text:p>2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94]=&quot;NV_RTX_2080_Ti_at_2115MHz&quot;;88;IF([.C94]=&quot;NV_TITAN_RTX&quot;;96;IF([.C94]=&quot;NV_RTX_2080_Super&quot;;64;IF([.C94]=&quot;NV_RTX_2070_Super&quot;;64;IF([.C94]=&quot;NV_RTX_2060_Super&quot;;64;IF([.C94]=&quot;NV_GTX_1080_Ti&quot;;88;IF([.C94]=&quot;NV_GTX_1080&quot;;64;IF([.C94]=&quot;AMD_Radeon_VII&quot;;64;IF([.C94]=&quot;AMD_Radeon_RX_5500_XT&quot;;32;IF([.C94]=&quot;AMD_Radeon_RX_5700_XT_A&quot;;64))))))))))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94]=&quot;NV_RTX_2080_Ti_at_2115MHz&quot;;616;IF([.C94]=&quot;NV_TITAN_RTX&quot;;672;IF([.C94]=&quot;NV_RTX_2080_Super&quot;;496;IF([.C94]=&quot;NV_RTX_2070_Super&quot;;448;IF([.C94]=&quot;NV_RTX_2060_Super&quot;;448;IF([.C94]=&quot;NV_GTX_1080_Ti&quot;;484;IF([.C94]=&quot;NV_GTX_1080&quot;;352;IF([.C94]=&quot;AMD_Radeon_VII&quot;;1028;IF([.C94]=&quot;AMD_Radeon_RX_5500_XT&quot;;224;IF([.C94]=&quot;AMD_Radeon_RX_5700_XT_A&quot;;448))))))))))" office:value-type="float" office:value="616" calcext:value-type="float">
            <text:p>6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94]=&quot;NV_RTX_2080_Ti_at_2115MHz&quot;;11;IF([.C94]=&quot;NV_TITAN_RTX&quot;;24;IF([.C94]=&quot;NV_RTX_2080_Super&quot;;8;IF([.C94]=&quot;NV_RTX_2070_Super&quot;;8;IF([.C94]=&quot;NV_RTX_2060_Super&quot;;8;IF([.C94]=&quot;NV_GTX_1080_Ti&quot;;11;IF([.C94]=&quot;NV_GTX_1080&quot;;8;IF([.C94]=&quot;AMD_Radeon_VII&quot;;16;IF([.C94]=&quot;AMD_Radeon_RX_5500_XT&quot;;8;IF([.C94]=&quot;AMD_Radeon_RX_5700_XT_A&quot;;8))))))))))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94]=&quot;NV_RTX_2080_Ti_at_2115MHz&quot;;136;IF([.C94]=&quot;NV_TITAN_RTX&quot;;170;IF([.C94]=&quot;NV_RTX_2080_Super&quot;;116;IF([.C94]=&quot;NV_RTX_2070_Super&quot;;113;IF([.C94]=&quot;NV_RTX_2060_Super&quot;;106;IF([.C94]=&quot;NV_GTX_1080_Ti&quot;;139;IF([.C94]=&quot;NV_GTX_1080&quot;;111;IF([.C94]=&quot;AMD_Radeon_VII&quot;;112;IF([.C94]=&quot;AMD_Radeon_RX_5500_XT&quot;;59;IF([.C94]=&quot;AMD_Radeon_RX_5700_XT_A&quot;;127))))))))))" office:value-type="float" office:value="136" calcext:value-type="float">
            <text:p>1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94]=&quot;NV_RTX_2080_Ti_at_2115MHz&quot;;410;IF([.C94]=&quot;NV_TITAN_RTX&quot;;510;IF([.C94]=&quot;NV_RTX_2080_Super&quot;;348;IF([.C94]=&quot;NV_RTX_2070_Super&quot;;283;IF([.C94]=&quot;NV_RTX_2060_Super&quot;;224;IF([.C94]=&quot;NV_GTX_1080_Ti&quot;;354;IF([.C94]=&quot;NV_GTX_1080&quot;;277;IF([.C94]=&quot;AMD_Radeon_VII&quot;;420;IF([.C94]=&quot;AMD_Radeon_RX_5500_XT&quot;;162;IF([.C94]=&quot;AMD_Radeon_RX_5700_XT_A&quot;;317))))))))))" office:value-type="float" office:value="410" calcext:value-type="float">
            <text:p>4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94]=&quot;NV_RTX_2080_Ti_at_2115MHz&quot;;13448;IF([.C94]=&quot;NV_TITAN_RTX&quot;;16312;IF([.C94]=&quot;NV_RTX_2080_Super&quot;;11150;IF([.C94]=&quot;NV_RTX_2070_Super&quot;;9060;IF([.C94]=&quot;NV_RTX_2060_Super&quot;;7180;IF([.C94]=&quot;NV_GTX_1080_Ti&quot;;11339;IF([.C94]=&quot;NV_GTX_1080&quot;;8873;IF([.C94]=&quot;AMD_Radeon_VII&quot;;13824;IF([.C94]=&quot;AMD_Radeon_RX_5500_XT&quot;;5196;IF([.C94]=&quot;AMD_Radeon_RX_5700_XT_A&quot;;8602))))))))))" office:value-type="float" office:value="13448" calcext:value-type="float">
            <text:p>134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4" draw:text-style-name="P4" svg:width="82.18pt" svg:height="51pt" svg:x="48.13pt" svg:y="1275.87pt" draw:caption-point-x="48.42pt" draw:caption-point-y="42.8pt">
              <dc:date>2020-01-05T00:00:00</dc:date>
              <text:p text:style-name="P3"><text:span text:style-name="T1">Always boost clock.</text:span></text:p>
            </office:annotation>
            <text:p>Stock (MHz)</text:p>
          </table:table-cell>
          <table:table-cell/>
          <table:table-cell table:formula="of:=IF([.C94]=&quot;NV_RTX_2080_Ti_at_2115MHz&quot;;1545;IF([.C94]=&quot;NV_TITAN_RTX&quot;;1770;IF([.C94]=&quot;NV_RTX_2080_Super&quot;;1815;IF([.C94]=&quot;NV_RTX_2070_Super&quot;;1770;IF([.C94]=&quot;NV_RTX_2060_Super&quot;;1650;IF([.C94]=&quot;NV_GTX_1080_Ti&quot;;1582;IF([.C94]=&quot;NV_GTX_1080&quot;;1733;IF([.C94]=&quot;AMD_Radeon_VII&quot;;1750;IF([.C94]=&quot;AMD_Radeon_RX_5500_XT&quot;;1845;IF([.C94]=&quot;AMD_Radeon_RX_5700_XT_A&quot;;1980))))))))))" office:value-type="float" office:value="1545" calcext:value-type="float">
            <text:p>15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94]=&quot;NV_RTX_2080_Ti_at_2115MHz&quot;;1755;IF([.C94]=&quot;NV_TITAN_RTX&quot;;1770;IF([.C94]=&quot;NV_RTX_2080_Super&quot;;1845;IF([.C94]=&quot;NV_RTX_2070_Super&quot;;1815;IF([.C94]=&quot;NV_RTX_2060_Super&quot;;1650;IF([.C94]=&quot;NV_GTX_1080_Ti&quot;;1746;IF([.C94]=&quot;NV_GTX_1080&quot;;1860;IF([.C94]=&quot;AMD_Radeon_VII&quot;;1750;IF([.C94]=&quot;AMD_Radeon_RX_5500_XT&quot;;1845;IF([.C94]=&quot;AMD_Radeon_RX_5700_XT_A&quot;;1980))))))))))" office:value-type="float" office:value="1755" calcext:value-type="float">
            <text:p>1755</text:p>
          </table:table-cell>
          <table:table-cell table:style-name="ce70" table:formula="of:=[.C105]/[.C104]" office:value-type="float" office:value="1.13592233009709" calcext:value-type="float">
            <text:p>1.136</text:p>
          </table:table-cell>
          <table:table-cell table:style-name="ce76"/>
          <table:table-cell table:number-columns-repeated="59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94]=&quot;NV_RTX_2080_Ti_at_2115MHz&quot;;2115;IF([.C94]=&quot;NV_TITAN_RTX&quot;;2030;IF([.C94]=&quot;NV_RTX_2080_Super&quot;;2040;IF([.C94]=&quot;NV_RTX_2070_Super&quot;;2070;IF([.C94]=&quot;NV_RTX_2060_Super&quot;;1650;IF([.C94]=&quot;NV_GTX_1080_Ti&quot;;2037;IF([.C94]=&quot;NV_GTX_1080&quot;;2130;IF([.C94]=&quot;AMD_Radeon_VII&quot;;1900;IF([.C94]=&quot;AMD_Radeon_RX_5500_XT&quot;;1845;IF([.C94]=&quot;AMD_Radeon_RX_5700_XT_A&quot;;2150))))))))))" office:value-type="float" office:value="2115" calcext:value-type="float">
            <text:p>2115</text:p>
          </table:table-cell>
          <table:table-cell table:style-name="ce70" table:formula="of:=[.C106]/[.C105]" office:value-type="float" office:value="1.20512820512821" calcext:value-type="float">
            <text:p>1.205</text:p>
          </table:table-cell>
          <table:table-cell table:style-name="ce70" table:formula="of:=[.C106]/[.C104]" office:value-type="float" office:value="1.36893203883495" calcext:value-type="float">
            <text:p>1.3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office:annotation draw:style-name="gr4" draw:text-style-name="P4" svg:width="82.18pt" svg:height="51pt" svg:x="48.13pt" svg:y="1314.26pt" draw:caption-point-x="48.42pt" draw:caption-point-y="42.8pt">
              <dc:date>2020-01-05T00:00:00</dc:date>
              <text:p text:style-name="P3"><text:span text:style-name="T1">Completely arbitrary comparison statistic.</text:span></text:p>
            </office:annotation>
            <text:p>Shader Multiple</text:p>
          </table:table-cell>
          <table:table-cell/>
          <table:table-cell table:style-name="ce61" table:formula="of:=[.C106]*[.C96]" office:value-type="float" office:value="9204480" calcext:value-type="float">
            <text:p>920448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RAM</text:p>
          </table:table-cell>
          <table:table-cell office:value-type="string" calcext:value-type="string">
            <text:p>DDR4 Dual-Channel 4DIMM 32GB</text:p>
          </table:table-cell>
          <table:table-cell table:style-name="ce58" table:content-validation-name="val16" office:value-type="float" office:value="3400" calcext:value-type="float">
            <text:p>3400</text:p>
          </table:table-cell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2" office:value-type="string" calcext:value-type="string">
            <text:p>Alt CPU</text:p>
          </table:table-cell>
          <table:table-cell table:style-name="ce22"/>
          <table:table-cell table:style-name="ce51" table:content-validation-name="val14" office:value-type="string" calcext:value-type="string">
            <text:p>Ryzen 5 3600X</text:p>
          </table:table-cell>
          <table:table-cell table:style-name="ce67" office:value-type="string" calcext:value-type="string">
            <text:p>Capacity</text:p>
          </table:table-cell>
          <table:table-cell table:style-name="ce67" office:value-type="string" calcext:value-type="string">
            <text:p>Alt App v</text:p>
          </table:table-cell>
          <table:table-cell table:style-name="ce67" office:value-type="string" calcext:value-type="string">
            <text:p>Alt App SR</text:p>
          </table:table-cell>
          <table:table-cell table:style-name="ce67" office:value-type="string" calcext:value-type="string">
            <text:p>Alt vAng.</text:p>
          </table:table-cell>
          <table:table-cell table:style-name="ce22"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14]=&quot;i9-9900KF_SL_at_5.1GHz&quot;;&quot;Intel&quot;;IF([.C114]=&quot;i9-9900KS_SL_at_5.2GHz&quot;;&quot;Intel&quot;;IF([.C114]=&quot;i9-9900KF&quot;;&quot;Intel&quot;;IF([.C114]=&quot;i7-8700K&quot;;&quot;Intel&quot;;IF([.C114]=&quot;i7-7700&quot;;&quot;Intel&quot;;IF([.C114]=&quot;Ryzen 5 3600X&quot;;&quot;AMD&quot;;IF([.C114]=&quot;Ryzen 7 2700X&quot;;&quot;AMD&quot;;IF([.C114]=&quot;FX-8350&quot;;&quot;AMD_FX&quot;))))))))" office:value-type="string" office:string-value="AMD" calcext:value-type="string">
            <text:p>AM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MT</text:p>
          </table:table-cell>
          <table:table-cell/>
          <table:table-cell table:formula="of:=IF([.C114]=&quot;i9-9900KF_SL_at_5.1GHz&quot;;20369;IF([.C114]=&quot;i9-9900KS_SL_at_5.2GHz&quot;;21501;IF([.C114]=&quot;i9-9900KF&quot;;20369;IF([.C114]=&quot;i7-8700K&quot;;15933;IF([.C114]=&quot;i7-7700&quot;;10686;IF([.C114]=&quot;Ryzen 5 3600X&quot;;20520;IF([.C114]=&quot;Ryzen 7 2700X&quot;;16939;IF([.C114]=&quot;FX-8350&quot;;8958))))))))" office:value-type="float" office:value="20520" calcext:value-type="float">
            <text:p>20520</text:p>
          </table:table-cell>
          <table:table-cell table:style-name="ce72" table:formula="of:=[.C116]/[.C84]" office:value-type="float" office:value="1.00741322598066" calcext:value-type="float">
            <text:p>1.007</text:p>
          </table:table-cell>
          <table:table-cell table:style-name="ce77" table:formula="of:=SQRT(([.$E$29]^2)*[.D116])" office:value-type="float" office:value="3116.4877822655" calcext:value-type="float">
            <text:p>3116</text:p>
          </table:table-cell>
          <table:table-cell table:style-name="ce72" table:formula="of:=[.E116]/[.$C$76]" office:value-type="float" office:value="1.44281841771551" calcext:value-type="float">
            <text:p>1.443</text:p>
          </table:table-cell>
          <table:table-cell table:style-name="ce72" table:formula="of:=[.F116]*[.$C$79]" office:value-type="float" office:value="28.3311824502618" calcext:value-type="float">
            <text:p>28.3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</text:p>
          </table:table-cell>
          <table:table-cell/>
          <table:table-cell table:formula="of:=IF([.C114]=&quot;i9-9900KF_SL_at_5.1GHz&quot;;2906;IF([.C114]=&quot;i9-9900KS_SL_at_5.2GHz&quot;;3011;IF([.C114]=&quot;i9-9900KF&quot;;2906;IF([.C114]=&quot;i7-8700K&quot;;2697;IF([.C114]=&quot;i7-7700&quot;;2342;IF([.C114]=&quot;Ryzen 5 3600X&quot;;2916;IF([.C114]=&quot;Ryzen 7 2700X&quot;;2183;IF([.C114]=&quot;FX-8350&quot;;1510))))))))" office:value-type="float" office:value="2916" calcext:value-type="float">
            <text:p>2916</text:p>
          </table:table-cell>
          <table:table-cell table:style-name="ce72" table:formula="of:=[.C117]/[.C85]" office:value-type="float" office:value="1.00344115622849" calcext:value-type="float">
            <text:p>1.003</text:p>
          </table:table-cell>
          <table:table-cell table:style-name="ce77" table:formula="of:=SQRT(([.$E$29]^2)*[.D117])" office:value-type="float" office:value="3110.33780693156" calcext:value-type="float">
            <text:p>3110</text:p>
          </table:table-cell>
          <table:table-cell table:style-name="ce72" table:formula="of:=[.E117]/[.$C$76]" office:value-type="float" office:value="1.43997120691276" calcext:value-type="float">
            <text:p>1.440</text:p>
          </table:table-cell>
          <table:table-cell table:style-name="ce72" table:formula="of:=[.F117]*[.$C$79]" office:value-type="float" office:value="28.2752746189389" calcext:value-type="float">
            <text:p>28.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117]*([.C122]/[.C121])" office:value-type="float" office:value="2916" calcext:value-type="float">
            <text:p>2916</text:p>
          </table:table-cell>
          <table:table-cell table:style-name="ce72" table:formula="of:=[.C118]/[.C86]" office:value-type="float" office:value="0.983765839439699" calcext:value-type="float">
            <text:p>0.984</text:p>
          </table:table-cell>
          <table:table-cell table:style-name="ce77" table:formula="of:=SQRT(([.$E$29]^2)*[.D118])" office:value-type="float" office:value="3079.69333736074" calcext:value-type="float">
            <text:p>3080</text:p>
          </table:table-cell>
          <table:table-cell table:style-name="ce72" table:formula="of:=[.E118]/[.$C$76]" office:value-type="float" office:value="1.42578395248182" calcext:value-type="float">
            <text:p>1.426</text:p>
          </table:table-cell>
          <table:table-cell table:style-name="ce72" table:formula="of:=[.F118]*[.$C$79]" office:value-type="float" office:value="27.9966936909331" calcext:value-type="float">
            <text:p>27.9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118]*[.C123]" office:value-type="float" office:value="2332.8" calcext:value-type="float">
            <text:p>2333</text:p>
          </table:table-cell>
          <table:table-cell table:style-name="ce72" table:formula="of:=[.C119]/[.C87]" office:value-type="float" office:value="0.787012671551759" calcext:value-type="float">
            <text:p>0.787</text:p>
          </table:table-cell>
          <table:table-cell table:style-name="ce77" table:formula="of:=SQRT(([.$E$29]^2)*[.D119])" office:value-type="float" office:value="2754.56146087672" calcext:value-type="float">
            <text:p>2755</text:p>
          </table:table-cell>
          <table:table-cell table:style-name="ce72" table:formula="of:=[.E119]/[.$C$76]" office:value-type="float" office:value="1.27525993559107" calcext:value-type="float">
            <text:p>1.275</text:p>
          </table:table-cell>
          <table:table-cell table:style-name="ce72" table:formula="of:=[.F119]*[.$C$79]" office:value-type="float" office:value="25.0410040952663" calcext:value-type="float">
            <text:p>25.0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s</text:p>
          </table:table-cell>
          <table:table-cell/>
          <table:table-cell table:formula="of:=IF([.C114]=&quot;i9-9900KF_SL_at_5.1GHz&quot;;16;IF([.C114]=&quot;i9-9900KS_SL_at_5.2GHz&quot;;16;IF([.C114]=&quot;i9-9900KF&quot;;16;IF([.C114]=&quot;i7-8700K&quot;;12;IF([.C114]=&quot;i7-7700&quot;;8;IF([.C114]=&quot;Ryzen 5 3600X&quot;;12;IF([.C114]=&quot;Ryzen 7 2700X&quot;;16;IF([.C114]=&quot;FX-8350&quot;;8))))))))" office:value-type="float" office:value="12" calcext:value-type="float">
            <text:p>12</text:p>
          </table:table-cell>
          <table:table-cell table:style-name="ce72" table:formula="of:=[.C120]/[.C88]" office:value-type="float" office:value="0.75" calcext:value-type="float">
            <text:p>0.750</text:p>
          </table:table-cell>
          <table:table-cell table:style-name="ce77" table:formula="of:=SQRT(([.$E$29]^2)*[.D120])" office:value-type="float" office:value="2689.00887875068" calcext:value-type="float">
            <text:p>2689</text:p>
          </table:table-cell>
          <table:table-cell table:style-name="ce72" table:formula="of:=[.E120]/[.$C$76]" office:value-type="float" office:value="1.24491151794013" calcext:value-type="float">
            <text:p>1.245</text:p>
          </table:table-cell>
          <table:table-cell table:style-name="ce72" table:formula="of:=[.F120]*[.$C$79]" office:value-type="float" office:value="24.4450825662724" calcext:value-type="float">
            <text:p>24.44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14]=&quot;i9-9900KF_SL_at_5.1GHz&quot;;5000;IF([.C114]=&quot;i9-9900KS_SL_at_5.2GHz&quot;;5000;IF([.C114]=&quot;i9-9900KF&quot;;5000;IF([.C114]=&quot;i7-8700K&quot;;4700;IF([.C114]=&quot;i7-7700&quot;;4200;IF([.C114]=&quot;Ryzen 5 3600X&quot;;4400;IF([.C114]=&quot;Ryzen 7 2700X&quot;;4300;IF([.C114]=&quot;FX-8350&quot;;4300))))))))" office:value-type="float" office:value="4400" calcext:value-type="float">
            <text:p>4400</text:p>
          </table:table-cell>
          <table:table-cell table:style-name="ce72" table:formula="of:=[.C121]/[.C89]" office:value-type="float" office:value="0.88" calcext:value-type="float">
            <text:p>0.880</text:p>
          </table:table-cell>
          <table:table-cell table:style-name="ce77" table:formula="of:=SQRT(([.$E$29]^2)*[.D121])" office:value-type="float" office:value="2912.74818685035" calcext:value-type="float">
            <text:p>2913</text:p>
          </table:table-cell>
          <table:table-cell table:style-name="ce72" table:formula="of:=[.E121]/[.$C$76]" office:value-type="float" office:value="1.34849453094924" calcext:value-type="float">
            <text:p>1.348</text:p>
          </table:table-cell>
          <table:table-cell table:style-name="ce72" table:formula="of:=[.F121]*[.$C$79]" office:value-type="float" office:value="26.4790386097192" calcext:value-type="float">
            <text:p>26.4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14]=&quot;i9-9900KF_SL_at_5.1GHz&quot;;5100;IF([.C114]=&quot;i9-9900KS_SL_at_5.2GHz&quot;;5200;IF([.C114]=&quot;i9-9900KF&quot;;5000;IF([.C114]=&quot;i7-8700K&quot;;4700;IF([.C114]=&quot;i7-7700&quot;;4200;IF([.C114]=&quot;Ryzen 5 3600X&quot;;4400;IF([.C114]=&quot;Ryzen 7 2700X&quot;;4300;IF([.C114]=&quot;FX-8350&quot;;4600))))))))" office:value-type="float" office:value="4400" calcext:value-type="float">
            <text:p>4400</text:p>
          </table:table-cell>
          <table:table-cell table:style-name="ce72" table:formula="of:=[.C122]/[.C90]" office:value-type="float" office:value="0.862745098039216" calcext:value-type="float">
            <text:p>0.863</text:p>
          </table:table-cell>
          <table:table-cell table:style-name="ce77" table:formula="of:=SQRT(([.$E$29]^2)*[.D122])" office:value-type="float" office:value="2884.05046051964" calcext:value-type="float">
            <text:p>2884</text:p>
          </table:table-cell>
          <table:table-cell table:style-name="ce72" table:formula="of:=[.E122]/[.$C$76]" office:value-type="float" office:value="1.33520854653687" calcext:value-type="float">
            <text:p>1.335</text:p>
          </table:table-cell>
          <table:table-cell table:style-name="ce72" table:formula="of:=[.F122]*[.$C$79]" office:value-type="float" office:value="26.218155019798" calcext:value-type="float">
            <text:p>26.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nalty</text:p>
          </table:table-cell>
          <table:table-cell/>
          <table:table-cell table:style-name="ce59" table:formula="of:=IF([.C115]=&quot;Intel&quot;;1;IF([.C115]=&quot;AMD&quot;;0.8;IF([.C115]=&quot;AMD_FX&quot;;0.6)))" office:value-type="float" office:value="0.8" calcext:value-type="float">
            <text:p>0.8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Alt GPU</text:p>
          </table:table-cell>
          <table:table-cell/>
          <table:table-cell table:style-name="ce58" table:content-validation-name="val15" office:value-type="string" calcext:value-type="string">
            <text:p>NV_RTX_2080_Super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26]=&quot;NV_RTX_2080_Ti_at_2115MHz&quot;;&quot;NVIDIA&quot;;IF([.C126]=&quot;NV_TITAN_RTX&quot;;&quot;NVIDIA&quot;;IF([.C126]=&quot;NV_RTX_2080_Super&quot;;&quot;NVIDIA&quot;;IF([.C126]=&quot;NV_RTX_2070_Super&quot;;&quot;NVIDIA&quot;;IF([.C126]=&quot;NV_RTX_2060_Super&quot;;&quot;NVIDIA&quot;;IF([.C126]=&quot;NV_GTX_1080_Ti&quot;;&quot;NVIDIA&quot;;IF([.C126]=&quot;NV_GTX_1080&quot;;&quot;NVIDIA&quot;;IF([.C126]=&quot;AMD_Radeon_VII&quot;;&quot;AMD&quot;;IF([.C126]=&quot;AMD_Radeon_RX_5500_XT&quot;;&quot;AMD&quot;;IF([.C126]=&quot;AMD_Radeon_RX_5700_XT_A&quot;;&quot;AMD&quot;))))))))))" office:value-type="string" office:string-value="NVIDIA" calcext:value-type="string">
            <text:p>NVIDIA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126]=&quot;NV_RTX_2080_Ti_at_2115MHz&quot;;4352;IF([.C126]=&quot;NV_TITAN_RTX&quot;;4608;IF([.C126]=&quot;NV_RTX_2080_Super&quot;;3072;IF([.C126]=&quot;NV_RTX_2070_Super&quot;;2560;IF([.C126]=&quot;NV_RTX_2060_Super&quot;;2176;IF([.C126]=&quot;NV_GTX_1080_Ti&quot;;3584;IF([.C126]=&quot;NV_GTX_1080&quot;;2560;IF([.C126]=&quot;AMD_Radeon_VII&quot;;3840;IF([.C126]=&quot;AMD_Radeon_RX_5500_XT&quot;;1408;IF([.C126]=&quot;AMD_Radeon_RX_5700_XT_A&quot;;2560))))))))))" office:value-type="float" office:value="3072" calcext:value-type="float">
            <text:p>3072</text:p>
          </table:table-cell>
          <table:table-cell table:style-name="ce72" table:formula="of:=[.C128]/[.C96]" office:value-type="float" office:value="0.705882352941176" calcext:value-type="float">
            <text:p>0.706</text:p>
          </table:table-cell>
          <table:table-cell table:style-name="ce77" table:formula="of:=SQRT(([.$E$29]^2)*[.D128])" office:value-type="float" office:value="2608.72179654418" calcext:value-type="float">
            <text:p>2609</text:p>
          </table:table-cell>
          <table:table-cell table:style-name="ce72" table:formula="of:=[.E128]/[.$C$76]" office:value-type="float" office:value="1.20774157247416" calcext:value-type="float">
            <text:p>1.208</text:p>
          </table:table-cell>
          <table:table-cell table:style-name="ce72" table:formula="of:=[.F128]*[.$C$79]" office:value-type="float" office:value="23.7152135171026" calcext:value-type="float">
            <text:p>23.7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126]=&quot;NV_RTX_2080_Ti_at_2115MHz&quot;;272;IF([.C126]=&quot;NV_TITAN_RTX&quot;;288;IF([.C126]=&quot;NV_RTX_2080_Super&quot;;192;IF([.C126]=&quot;NV_RTX_2070_Super&quot;;160;IF([.C126]=&quot;NV_RTX_2060_Super&quot;;136;IF([.C126]=&quot;NV_GTX_1080_Ti&quot;;224;IF([.C126]=&quot;NV_GTX_1080&quot;;160;IF([.C126]=&quot;AMD_Radeon_VII&quot;;240;IF([.C126]=&quot;AMD_Radeon_RX_5500_XT&quot;;88;IF([.C126]=&quot;AMD_Radeon_RX_5700_XT_A&quot;;160))))))))))" office:value-type="float" office:value="192" calcext:value-type="float">
            <text:p>192</text:p>
          </table:table-cell>
          <table:table-cell table:style-name="ce72" table:formula="of:=[.C129]/[.C97]" office:value-type="float" office:value="0.705882352941176" calcext:value-type="float">
            <text:p>0.706</text:p>
          </table:table-cell>
          <table:table-cell table:style-name="ce77" table:formula="of:=SQRT(([.$E$29]^2)*[.D129])" office:value-type="float" office:value="2608.72179654418" calcext:value-type="float">
            <text:p>2609</text:p>
          </table:table-cell>
          <table:table-cell table:style-name="ce72" table:formula="of:=[.E129]/[.$C$76]" office:value-type="float" office:value="1.20774157247416" calcext:value-type="float">
            <text:p>1.208</text:p>
          </table:table-cell>
          <table:table-cell table:style-name="ce72" table:formula="of:=[.F129]*[.$C$79]" office:value-type="float" office:value="23.7152135171026" calcext:value-type="float">
            <text:p>23.7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126]=&quot;NV_RTX_2080_Ti_at_2115MHz&quot;;88;IF([.C126]=&quot;NV_TITAN_RTX&quot;;96;IF([.C126]=&quot;NV_RTX_2080_Super&quot;;64;IF([.C126]=&quot;NV_RTX_2070_Super&quot;;64;IF([.C126]=&quot;NV_RTX_2060_Super&quot;;64;IF([.C126]=&quot;NV_GTX_1080_Ti&quot;;88;IF([.C126]=&quot;NV_GTX_1080&quot;;64;IF([.C126]=&quot;AMD_Radeon_VII&quot;;64;IF([.C126]=&quot;AMD_Radeon_RX_5500_XT&quot;;32;IF([.C126]=&quot;AMD_Radeon_RX_5700_XT_A&quot;;64))))))))))" office:value-type="float" office:value="64" calcext:value-type="float">
            <text:p>64</text:p>
          </table:table-cell>
          <table:table-cell table:style-name="ce72" table:formula="of:=[.C130]/[.C98]" office:value-type="float" office:value="0.727272727272727" calcext:value-type="float">
            <text:p>0.727</text:p>
          </table:table-cell>
          <table:table-cell table:style-name="ce77" table:formula="of:=SQRT(([.$E$29]^2)*[.D130])" office:value-type="float" office:value="2647.95289713668" calcext:value-type="float">
            <text:p>2648</text:p>
          </table:table-cell>
          <table:table-cell table:style-name="ce72" table:formula="of:=[.E130]/[.$C$76]" office:value-type="float" office:value="1.22590411904476" calcext:value-type="float">
            <text:p>1.226</text:p>
          </table:table-cell>
          <table:table-cell table:style-name="ce72" table:formula="of:=[.F130]*[.$C$79]" office:value-type="float" office:value="24.0718532815629" calcext:value-type="float">
            <text:p>24.07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126]=&quot;NV_RTX_2080_Ti_at_2115MHz&quot;;616;IF([.C126]=&quot;NV_TITAN_RTX&quot;;672;IF([.C126]=&quot;NV_RTX_2080_Super&quot;;496;IF([.C126]=&quot;NV_RTX_2070_Super&quot;;448;IF([.C126]=&quot;NV_RTX_2060_Super&quot;;448;IF([.C126]=&quot;NV_GTX_1080_Ti&quot;;484;IF([.C126]=&quot;NV_GTX_1080&quot;;352;IF([.C126]=&quot;AMD_Radeon_VII&quot;;1028;IF([.C126]=&quot;AMD_Radeon_RX_5500_XT&quot;;224;IF([.C126]=&quot;AMD_Radeon_RX_5700_XT_A&quot;;448))))))))))" office:value-type="float" office:value="496" calcext:value-type="float">
            <text:p>496</text:p>
          </table:table-cell>
          <table:table-cell table:style-name="ce72" table:formula="of:=[.C131]/[.C99]" office:value-type="float" office:value="0.805194805194805" calcext:value-type="float">
            <text:p>0.805</text:p>
          </table:table-cell>
          <table:table-cell table:style-name="ce77" table:formula="of:=SQRT(([.$E$29]^2)*[.D131])" office:value-type="float" office:value="2786.1987091292" calcext:value-type="float">
            <text:p>2786</text:p>
          </table:table-cell>
          <table:table-cell table:style-name="ce72" table:formula="of:=[.E131]/[.$C$76]" office:value-type="float" office:value="1.28990680978204" calcext:value-type="float">
            <text:p>1.290</text:p>
          </table:table-cell>
          <table:table-cell table:style-name="ce72" table:formula="of:=[.F131]*[.$C$79]" office:value-type="float" office:value="25.3286101168801" calcext:value-type="float">
            <text:p>25.3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126]=&quot;NV_RTX_2080_Ti_at_2115MHz&quot;;11;IF([.C126]=&quot;NV_TITAN_RTX&quot;;24;IF([.C126]=&quot;NV_RTX_2080_Super&quot;;8;IF([.C126]=&quot;NV_RTX_2070_Super&quot;;8;IF([.C126]=&quot;NV_RTX_2060_Super&quot;;8;IF([.C126]=&quot;NV_GTX_1080_Ti&quot;;11;IF([.C126]=&quot;NV_GTX_1080&quot;;8;IF([.C126]=&quot;AMD_Radeon_VII&quot;;16;IF([.C126]=&quot;AMD_Radeon_RX_5500_XT&quot;;8;IF([.C126]=&quot;AMD_Radeon_RX_5700_XT_A&quot;;8))))))))))" office:value-type="float" office:value="8" calcext:value-type="float">
            <text:p>8</text:p>
          </table:table-cell>
          <table:table-cell table:style-name="ce72" table:formula="of:=[.C132]/[.C100]" office:value-type="float" office:value="0.727272727272727" calcext:value-type="float">
            <text:p>0.727</text:p>
          </table:table-cell>
          <table:table-cell table:style-name="ce77" table:formula="of:=SQRT(([.$E$29]^2)*[.D132])" office:value-type="float" office:value="2647.95289713668" calcext:value-type="float">
            <text:p>2648</text:p>
          </table:table-cell>
          <table:table-cell table:style-name="ce72" table:formula="of:=[.E132]/[.$C$76]" office:value-type="float" office:value="1.22590411904476" calcext:value-type="float">
            <text:p>1.226</text:p>
          </table:table-cell>
          <table:table-cell table:style-name="ce72" table:formula="of:=[.F132]*[.$C$79]" office:value-type="float" office:value="24.0718532815629" calcext:value-type="float">
            <text:p>24.07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126]=&quot;NV_RTX_2080_Ti_at_2115MHz&quot;;136;IF([.C126]=&quot;NV_TITAN_RTX&quot;;170;IF([.C126]=&quot;NV_RTX_2080_Super&quot;;116;IF([.C126]=&quot;NV_RTX_2070_Super&quot;;113;IF([.C126]=&quot;NV_RTX_2060_Super&quot;;106;IF([.C126]=&quot;NV_GTX_1080_Ti&quot;;139;IF([.C126]=&quot;NV_GTX_1080&quot;;111;IF([.C126]=&quot;AMD_Radeon_VII&quot;;112;IF([.C126]=&quot;AMD_Radeon_RX_5500_XT&quot;;59;IF([.C126]=&quot;AMD_Radeon_RX_5700_XT_A&quot;;127))))))))))" office:value-type="float" office:value="116" calcext:value-type="float">
            <text:p>116</text:p>
          </table:table-cell>
          <table:table-cell table:style-name="ce72" table:formula="of:=[.C133]/[.C101]" office:value-type="float" office:value="0.852941176470588" calcext:value-type="float">
            <text:p>0.853</text:p>
          </table:table-cell>
          <table:table-cell table:style-name="ce77" table:formula="of:=SQRT(([.$E$29]^2)*[.D133])" office:value-type="float" office:value="2867.61699079259" calcext:value-type="float">
            <text:p>2868</text:p>
          </table:table-cell>
          <table:table-cell table:style-name="ce72" table:formula="of:=[.E133]/[.$C$76]" office:value-type="float" office:value="1.32760045870027" calcext:value-type="float">
            <text:p>1.328</text:p>
          </table:table-cell>
          <table:table-cell table:style-name="ce72" table:formula="of:=[.F133]*[.$C$79]" office:value-type="float" office:value="26.0687626070386" calcext:value-type="float">
            <text:p>26.0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126]=&quot;NV_RTX_2080_Ti_at_2115MHz&quot;;410;IF([.C126]=&quot;NV_TITAN_RTX&quot;;510;IF([.C126]=&quot;NV_RTX_2080_Super&quot;;348;IF([.C126]=&quot;NV_RTX_2070_Super&quot;;283;IF([.C126]=&quot;NV_RTX_2060_Super&quot;;224;IF([.C126]=&quot;NV_GTX_1080_Ti&quot;;354;IF([.C126]=&quot;NV_GTX_1080&quot;;277;IF([.C126]=&quot;AMD_Radeon_VII&quot;;420;IF([.C126]=&quot;AMD_Radeon_RX_5500_XT&quot;;162;IF([.C126]=&quot;AMD_Radeon_RX_5700_XT_A&quot;;317))))))))))" office:value-type="float" office:value="348" calcext:value-type="float">
            <text:p>348</text:p>
          </table:table-cell>
          <table:table-cell table:style-name="ce72" table:formula="of:=[.C134]/[.C102]" office:value-type="float" office:value="0.848780487804878" calcext:value-type="float">
            <text:p>0.849</text:p>
          </table:table-cell>
          <table:table-cell table:style-name="ce77" table:formula="of:=SQRT(([.$E$29]^2)*[.D134])" office:value-type="float" office:value="2860.61425264558" calcext:value-type="float">
            <text:p>2861</text:p>
          </table:table-cell>
          <table:table-cell table:style-name="ce72" table:formula="of:=[.E134]/[.$C$76]" office:value-type="float" office:value="1.32435845029888" calcext:value-type="float">
            <text:p>1.324</text:p>
          </table:table-cell>
          <table:table-cell table:style-name="ce72" table:formula="of:=[.F134]*[.$C$79]" office:value-type="float" office:value="26.0051025300688" calcext:value-type="float">
            <text:p>26.0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126]=&quot;NV_RTX_2080_Ti_at_2115MHz&quot;;13448;IF([.C126]=&quot;NV_TITAN_RTX&quot;;16312;IF([.C126]=&quot;NV_RTX_2080_Super&quot;;11150;IF([.C126]=&quot;NV_RTX_2070_Super&quot;;9060;IF([.C126]=&quot;NV_RTX_2060_Super&quot;;7180;IF([.C126]=&quot;NV_GTX_1080_Ti&quot;;11339;IF([.C126]=&quot;NV_GTX_1080&quot;;8873;IF([.C126]=&quot;AMD_Radeon_VII&quot;;13824;IF([.C126]=&quot;AMD_Radeon_RX_5500_XT&quot;;5196;IF([.C126]=&quot;AMD_Radeon_RX_5700_XT_A&quot;;8602))))))))))" office:value-type="float" office:value="11150" calcext:value-type="float">
            <text:p>11150</text:p>
          </table:table-cell>
          <table:table-cell table:style-name="ce72" table:formula="of:=[.C135]/[.C103]" office:value-type="float" office:value="0.829119571683522" calcext:value-type="float">
            <text:p>0.829</text:p>
          </table:table-cell>
          <table:table-cell table:style-name="ce77" table:formula="of:=SQRT(([.$E$29]^2)*[.D135])" office:value-type="float" office:value="2827.2888990321" calcext:value-type="float">
            <text:p>2827</text:p>
          </table:table-cell>
          <table:table-cell table:style-name="ce72" table:formula="of:=[.E135]/[.$C$76]" office:value-type="float" office:value="1.30893004584819" calcext:value-type="float">
            <text:p>1.309</text:p>
          </table:table-cell>
          <table:table-cell table:style-name="ce72" table:formula="of:=[.F135]*[.$C$79]" office:value-type="float" office:value="25.7021503802751" calcext:value-type="float">
            <text:p>25.7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26]=&quot;NV_RTX_2080_Ti_at_2115MHz&quot;;1545;IF([.C126]=&quot;NV_TITAN_RTX&quot;;1770;IF([.C126]=&quot;NV_RTX_2080_Super&quot;;1815;IF([.C126]=&quot;NV_RTX_2070_Super&quot;;1770;IF([.C126]=&quot;NV_RTX_2060_Super&quot;;1650;IF([.C126]=&quot;NV_GTX_1080_Ti&quot;;1582;IF([.C126]=&quot;NV_GTX_1080&quot;;1733;IF([.C126]=&quot;AMD_Radeon_VII&quot;;1750;IF([.C126]=&quot;AMD_Radeon_RX_5500_XT&quot;;1845;IF([.C126]=&quot;AMD_Radeon_RX_5700_XT_A&quot;;1980))))))))))" office:value-type="float" office:value="1815" calcext:value-type="float">
            <text:p>1815</text:p>
          </table:table-cell>
          <table:table-cell table:style-name="ce72" table:formula="of:=[.C136]/[.C104]" office:value-type="float" office:value="1.1747572815534" calcext:value-type="float">
            <text:p>1.175</text:p>
          </table:table-cell>
          <table:table-cell table:style-name="ce77" table:formula="of:=SQRT(([.$E$29]^2)*[.D136])" office:value-type="float" office:value="3365.39214957014" calcext:value-type="float">
            <text:p>3365</text:p>
          </table:table-cell>
          <table:table-cell table:style-name="ce72" table:formula="of:=[.E136]/[.$C$76]" office:value-type="float" office:value="1.55805192109729" calcext:value-type="float">
            <text:p>1.558</text:p>
          </table:table-cell>
          <table:table-cell table:style-name="ce72" table:formula="of:=[.F136]*[.$C$79]" office:value-type="float" office:value="30.5939075226664" calcext:value-type="float">
            <text:p>30.5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126]=&quot;NV_RTX_2080_Ti_at_2115MHz&quot;;1755;IF([.C126]=&quot;NV_TITAN_RTX&quot;;1770;IF([.C126]=&quot;NV_RTX_2080_Super&quot;;1845;IF([.C126]=&quot;NV_RTX_2070_Super&quot;;1815;IF([.C126]=&quot;NV_RTX_2060_Super&quot;;1650;IF([.C126]=&quot;NV_GTX_1080_Ti&quot;;1746;IF([.C126]=&quot;NV_GTX_1080&quot;;1860;IF([.C126]=&quot;AMD_Radeon_VII&quot;;1750;IF([.C126]=&quot;AMD_Radeon_RX_5500_XT&quot;;1845;IF([.C126]=&quot;AMD_Radeon_RX_5700_XT_A&quot;;1980))))))))))" office:value-type="float" office:value="1845" calcext:value-type="float">
            <text:p>1845</text:p>
          </table:table-cell>
          <table:table-cell table:style-name="ce72" table:formula="of:=[.C137]/[.C105]" office:value-type="float" office:value="1.05128205128205" calcext:value-type="float">
            <text:p>1.051</text:p>
          </table:table-cell>
          <table:table-cell table:style-name="ce77" table:formula="of:=SQRT(([.$E$29]^2)*[.D137])" office:value-type="float" office:value="3183.62003676028" calcext:value-type="float">
            <text:p>3184</text:p>
          </table:table-cell>
          <table:table-cell table:style-name="ce72" table:formula="of:=[.E137]/[.$C$76]" office:value-type="float" office:value="1.4738981651668" calcext:value-type="float">
            <text:p>1.474</text:p>
          </table:table-cell>
          <table:table-cell table:style-name="ce72" table:formula="of:=[.F137]*[.$C$79]" office:value-type="float" office:value="28.9414643712152" calcext:value-type="float">
            <text:p>28.9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26]=&quot;NV_RTX_2080_Ti_at_2115MHz&quot;;2115;IF([.C126]=&quot;NV_TITAN_RTX&quot;;2030;IF([.C126]=&quot;NV_RTX_2080_Super&quot;;2040;IF([.C126]=&quot;NV_RTX_2070_Super&quot;;2070;IF([.C126]=&quot;NV_RTX_2060_Super&quot;;1650;IF([.C126]=&quot;NV_GTX_1080_Ti&quot;;2037;IF([.C126]=&quot;NV_GTX_1080&quot;;2130;IF([.C126]=&quot;AMD_Radeon_VII&quot;;1900;IF([.C126]=&quot;AMD_Radeon_RX_5500_XT&quot;;1845;IF([.C126]=&quot;AMD_Radeon_RX_5700_XT_A&quot;;2150))))))))))" office:value-type="float" office:value="2040" calcext:value-type="float">
            <text:p>2040</text:p>
          </table:table-cell>
          <table:table-cell table:style-name="ce72" table:formula="of:=[.C138]/[.C106]" office:value-type="float" office:value="0.964539007092199" calcext:value-type="float">
            <text:p>0.965</text:p>
          </table:table-cell>
          <table:table-cell table:style-name="ce77" table:formula="of:=SQRT(([.$E$29]^2)*[.D138])" office:value-type="float" office:value="3049.44989807196" calcext:value-type="float">
            <text:p>3049</text:p>
          </table:table-cell>
          <table:table-cell table:style-name="ce72" table:formula="of:=[.E138]/[.$C$76]" office:value-type="float" office:value="1.4117823602185" calcext:value-type="float">
            <text:p>1.412</text:p>
          </table:table-cell>
          <table:table-cell table:style-name="ce72" table:formula="of:=[.F138]*[.$C$79]" office:value-type="float" office:value="27.7217584252504" calcext:value-type="float">
            <text:p>27.7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Multiple</text:p>
          </table:table-cell>
          <table:table-cell/>
          <table:table-cell table:style-name="ce61" table:formula="of:=[.C138]*[.C128]" office:value-type="float" office:value="6266880" calcext:value-type="float">
            <text:p>6266880</text:p>
          </table:table-cell>
          <table:table-cell table:style-name="ce72" table:formula="of:=[.C139]/[.C107]" office:value-type="float" office:value="0.680851063829787" calcext:value-type="float">
            <text:p>0.681</text:p>
          </table:table-cell>
          <table:table-cell table:style-name="ce77" table:formula="of:=SQRT(([.$E$29]^2)*[.D139])" office:value-type="float" office:value="2562.05037570684" calcext:value-type="float">
            <text:p>2562</text:p>
          </table:table-cell>
          <table:table-cell table:style-name="ce72" table:formula="of:=[.E139]/[.$C$76]" office:value-type="float" office:value="1.18613443319761" calcext:value-type="float">
            <text:p>1.186</text:p>
          </table:table-cell>
          <table:table-cell table:style-name="ce72" table:formula="of:=[.F139]*[.$C$79]" office:value-type="float" office:value="23.2909357302683" calcext:value-type="float">
            <text:p>23.291</text:p>
          </table:table-cell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8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Alt RAM</text:p>
          </table:table-cell>
          <table:table-cell office:value-type="string" calcext:value-type="string">
            <text:p>DDR4 Dual-Channel 4DIMM 32GB</text:p>
          </table:table-cell>
          <table:table-cell table:style-name="ce58" table:content-validation-name="val16" office:value-type="float" office:value="3400" calcext:value-type="float">
            <text:p>3400</text:p>
          </table:table-cell>
          <table:table-cell table:style-name="ce72" table:formula="of:=[.C142]/[.C110]" office:value-type="float" office:value="1" calcext:value-type="float">
            <text:p>1.000</text:p>
          </table:table-cell>
          <table:table-cell table:style-name="ce77" table:formula="of:=SQRT(([.$E$29]^2)*[.D142])" office:value-type="float" office:value="3105" calcext:value-type="float">
            <text:p>3105</text:p>
          </table:table-cell>
          <table:table-cell table:style-name="ce72" table:formula="of:=[.E142]/[.$C$76]" office:value-type="float" office:value="1.4375" calcext:value-type="float">
            <text:p>1.438</text:p>
          </table:table-cell>
          <table:table-cell table:style-name="ce72" table:formula="of:=[.F142]*[.$C$79]" office:value-type="float" office:value="28.22675" calcext:value-type="float">
            <text:p>28.227</text:p>
          </table:table-cell>
          <table:table-cell table:number-columns-repeated="57"/>
        </table:table-row>
        <calcext:conditional-formats>
          <calcext:conditional-format calcext:target-range-address="VirtualDesktop.G22:VirtualDesktop.G22 VirtualDesktop.G29:VirtualDesktop.G29 VirtualDesktop.A30:VirtualDesktop.A30 VirtualDesktop.A22:VirtualDesktop.A22 VirtualDesktop.G56:VirtualDesktop.G56 VirtualDesktop.G63:VirtualDesktop.G63 VirtualDesktop.A64:VirtualDesktop.A64 VirtualDesktop.A56:VirtualDesktop.A56">
            <calcext:condition calcext:apply-style-name="Good - Framerate" calcext:value="&gt;=1.4" calcext:base-cell-address="VirtualDesktop.A22"/>
            <calcext:condition calcext:apply-style-name="Warn - Framerate" calcext:value="&gt;=1.2" calcext:base-cell-address="VirtualDesktop.A22"/>
            <calcext:condition calcext:apply-style-name="Bad - Framerate" calcext:value="&lt;1.2" calcext:base-cell-address="VirtualDesktop.A22"/>
          </calcext:conditional-format>
          <calcext:conditional-format calcext:target-range-address="VirtualDesktop.M30:VirtualDesktop.M30 VirtualDesktop.M23:VirtualDesktop.M23 VirtualDesktop.A23:VirtualDesktop.A23 VirtualDesktop.A31:VirtualDesktop.A31">
            <calcext:condition calcext:apply-style-name="Good - Framerate" calcext:value="&lt;=0.8" calcext:base-cell-address="VirtualDesktop.A23"/>
            <calcext:condition calcext:apply-style-name="Warn - Framerate" calcext:value="between(0.8,1)" calcext:base-cell-address="VirtualDesktop.A23"/>
            <calcext:condition calcext:apply-style-name="Bad - Framerate" calcext:value="&gt;=1" calcext:base-cell-address="VirtualDesktop.A23"/>
          </calcext:conditional-format>
        </calcext:conditional-formats>
      </table:table>
      <table:table table:name="VirtualDesktop_Quality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57" table:default-cell-style-name="Default"/>
        <table:table-row table:style-name="ro1"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Value</text:p>
          </table:table-cell>
          <table:table-cell table:style-name="ce4" table:number-columns-repeated="62"/>
        </table:table-row>
        <table:table-row table:style-name="ro1" table:number-rows-repeated="48">
          <table:table-cell table:number-columns-repeated="64"/>
        </table:table-row>
        <table:table-row table:style-name="ro1">
          <table:table-cell table:style-name="ce83" office:value-type="string" calcext:value-type="string">
            <text:p>NVIDIA</text:p>
          </table:table-cell>
          <table:table-cell table:style-name="ce5" table:number-columns-repeated="5"/>
          <table:table-cell table:style-name="ce5" office:value-type="string" calcext:value-type="string">
            <office:annotation draw:style-name="gr4" draw:text-style-name="P4" svg:width="82.18pt" svg:height="51pt" svg:x="465pt" svg:y="627.19pt" draw:caption-point-x="460.35pt" draw:caption-point-y="0.28pt">
              <dc:date>2020-02-03T00:00:00</dc:date>
              <text:p text:style-name="P3"><text:span text:style-name="T2">Typical global defaults. Not to be taken literally.</text:span></text:p>
            </office:annotation>
            <text:p>Global</text:p>
          </table:table-cell>
          <table:table-cell table:style-name="ce5" table:number-columns-repeated="57"/>
        </table:table-row>
        <table:table-row table:style-name="ro1"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Value</text:p>
          </table:table-cell>
          <table:table-cell table:style-name="ce4" table:number-columns-repeated="62"/>
        </table:table-row>
        <table:table-row table:style-name="ro1">
          <table:table-cell office:value-type="string" calcext:value-type="string">
            <text:p>Image Sharpen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mbient Occlusion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isotropic filter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FXAA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Gamma correc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Mod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Setting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on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Transparency</text:p>
          </table:table-cell>
          <table:table-cell office:value-type="string" calcext:value-type="string">
            <text:p>Multisample</text:p>
          </table:table-cell>
          <table:table-cell table:number-columns-repeated="4"/>
          <table:table-cell office:value-type="string" calcext:value-type="string">
            <text:p>Multisamp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UDA – GPUs</text:p>
          </table:table-cell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Al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SR – Factor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SR – Smoothnes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w Latency Mod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x Frame Rat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ulti-Frame Sampled AA (MFAA)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enGL rendering GPU</text:p>
          </table:table-cell>
          <table:table-cell office:value-type="string" calcext:value-type="string">
            <text:p>Auto-select</text:p>
          </table:table-cell>
          <table:table-cell table:number-columns-repeated="4"/>
          <table:table-cell office:value-type="string" calcext:value-type="string">
            <text:p>Auto-selec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wer management mode</text:p>
          </table:table-cell>
          <table:table-cell office:value-type="string" calcext:value-type="string">
            <text:p>Prefer maximum performance</text:p>
          </table:table-cell>
          <table:table-cell table:number-columns-repeated="4"/>
          <table:table-cell office:value-type="string" calcext:value-type="string">
            <text:p>Prefer maximum performa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Cache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Anisotropic sample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Negative LOD bias</text:p>
          </table:table-cell>
          <table:table-cell office:value-type="string" calcext:value-type="string">
            <text:p>Allow</text:p>
          </table:table-cell>
          <table:table-cell table:number-columns-repeated="4"/>
          <table:table-cell office:value-type="string" calcext:value-type="string">
            <text:p>Allow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Quality</text:p>
          </table:table-cell>
          <table:table-cell office:value-type="string" calcext:value-type="string">
            <text:p>High performance</text:p>
          </table:table-cell>
          <table:table-cell table:number-columns-repeated="4"/>
          <table:table-cell office:value-type="string" calcext:value-type="string">
            <text:p>High performa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Trilinear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ed optimization</text:p>
          </table:table-cell>
          <table:table-cell office:value-type="string" calcext:value-type="string">
            <text:p>Auto</text:p>
          </table:table-cell>
          <table:table-cell table:number-columns-repeated="4"/>
          <table:table-cell office:value-type="string" calcext:value-type="string">
            <text:p>Aut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iple buffering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ertical Sync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rtual Reality pre-rendered frames</text:p>
          </table:table-cell>
          <table:table-cell office:value-type="float" office:value="2" calcext:value-type="float">
            <office:annotation draw:style-name="gr12" draw:text-style-name="P4" svg:width="164.13pt" svg:height="162.45pt" svg:x="0pt" svg:y="917.46pt" draw:caption-point-x="478.46pt" draw:caption-point-y="42.8pt">
              <dc:date>2020-02-03T00:00:00</dc:date>
              <text:p text:style-name="P3"><text:span text:style-name="T2">Testing has shown this setting has little or no impact, but may affect smart smoothing margins and quality. CPU frame latency margins may be impacted at &gt;2. GPU frame latency margins may be impacted at &lt;2.</text:span></text:p>
              <text:p text:style-name="P3"><text:span text:style-name="T2"/></text:p>
              <text:p text:style-name="P3"><text:span text:style-name="T2">Reportedly, as per the ‘DCS: VR Optimization Guide’ by ‘Lukas S. / Wolta’, Jan 27, 2020, a value of ‘3’ is recommended for Pimax users, but testing has again shown little or no impact.</text:span></text:p>
            </office:annotation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od_20_-_20_Framerate" style:display-name="Good - Framerate" style:family="table-cell" style:parent-style-name="Default">
      <style:table-cell-properties fo:background-color="#00a933" style:diagonal-bl-tr="none" style:diagonal-tl-br="none" loext:vertical-justify="auto"/>
      <style:paragraph-properties css3t:text-justify="auto"/>
    </style:style>
    <style:style style:name="Untitled1" style:family="table-cell" style:parent-style-name="Good_20_-_20_Framerate"/>
    <style:style style:name="Warn_20_-_20_Framerate" style:display-name="Warn - Framerate" style:family="table-cell" style:parent-style-name="Default">
      <style:table-cell-properties fo:background-color="#ff8000" style:diagonal-bl-tr="none" style:diagonal-tl-br="none"/>
    </style:style>
    <style:style style:name="Bad_20_-_20_Framerate" style:display-name="Bad - Framerate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90.89pt" fo:page-height="841.69pt" style:num-format="1" style:print-orientation="landscape" style:scale-to="90%" style:writing-mode="lr-tb" style:print="charts drawings grid objects 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17:02:02.5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9T16:29:23.821000000</meta:creation-date>
    <dc:date>2020-04-13T17:02:09.151000000</dc:date>
    <meta:editing-duration>P1DT7H43M21S</meta:editing-duration>
    <meta:editing-cycles>426</meta:editing-cycles>
    <meta:generator>LibreOffice/6.3.3.2$Windows_X86_64 LibreOffice_project/a64200df03143b798afd1ec74a12ab50359878ed</meta:generator>
    <meta:print-date>2020-01-05T21:45:08.798000000</meta:print-date>
    <meta:document-statistic meta:table-count="2" meta:cell-count="495" meta:object-count="0"/>
  </office:meta>
</office:document-meta>
</file>